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rsid="00186d94" officeooo:paragraph-rsid="00186d94"/>
    </style:style>
    <style:style style:name="P10" style:family="paragraph" style:parent-style-name="Heading_20_2">
      <style:text-properties officeooo:rsid="0019376f"/>
    </style:style>
    <style:style style:name="P11" style:family="paragraph" style:parent-style-name="Heading_20_2">
      <style:text-properties officeooo:paragraph-rsid="00181864"/>
    </style:style>
    <style:style style:name="P12" style:family="paragraph" style:parent-style-name="Heading_20_2">
      <style:text-properties officeooo:rsid="014f175e" officeooo:paragraph-rsid="014f175e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rsid="001d1b9c" officeooo:paragraph-rsid="001d1b9c"/>
    </style:style>
    <style:style style:name="P23" style:family="paragraph" style:parent-style-name="Standard">
      <style:text-properties officeooo:paragraph-rsid="00306b57"/>
    </style:style>
    <style:style style:name="P24" style:family="paragraph" style:parent-style-name="Standard">
      <style:text-properties officeooo:paragraph-rsid="0035e6c9"/>
    </style:style>
    <style:style style:name="P25" style:family="paragraph" style:parent-style-name="Standard">
      <style:text-properties officeooo:paragraph-rsid="00511c62"/>
    </style:style>
    <style:style style:name="P26" style:family="paragraph" style:parent-style-name="Standard">
      <style:text-properties officeooo:paragraph-rsid="005374cd"/>
    </style:style>
    <style:style style:name="P27" style:family="paragraph" style:parent-style-name="Standard">
      <style:text-properties officeooo:rsid="004f2632" officeooo:paragraph-rsid="004f2632"/>
    </style:style>
    <style:style style:name="P28" style:family="paragraph" style:parent-style-name="Standard">
      <style:text-properties officeooo:rsid="001e368d" officeooo:paragraph-rsid="007eefb5"/>
    </style:style>
    <style:style style:name="P29" style:family="paragraph" style:parent-style-name="Standard">
      <style:text-properties officeooo:paragraph-rsid="003ee5f9"/>
    </style:style>
    <style:style style:name="P30" style:family="paragraph" style:parent-style-name="Standard">
      <style:text-properties officeooo:paragraph-rsid="0081c18c"/>
    </style:style>
    <style:style style:name="P31" style:family="paragraph" style:parent-style-name="Standard">
      <style:text-properties officeooo:paragraph-rsid="008406c9"/>
    </style:style>
    <style:style style:name="P32" style:family="paragraph" style:parent-style-name="Standard">
      <style:text-properties officeooo:paragraph-rsid="008c09d3"/>
    </style:style>
    <style:style style:name="P33" style:family="paragraph" style:parent-style-name="Standard">
      <style:text-properties officeooo:paragraph-rsid="0090e0de"/>
    </style:style>
    <style:style style:name="P34" style:family="paragraph" style:parent-style-name="Standard">
      <style:text-properties officeooo:paragraph-rsid="0091efc5"/>
    </style:style>
    <style:style style:name="P35" style:family="paragraph" style:parent-style-name="Standard">
      <style:text-properties officeooo:rsid="007eefb5" officeooo:paragraph-rsid="007eefb5"/>
    </style:style>
    <style:style style:name="P36" style:family="paragraph" style:parent-style-name="Standard">
      <style:text-properties officeooo:rsid="0081c18c" officeooo:paragraph-rsid="0081c18c"/>
    </style:style>
    <style:style style:name="P37" style:family="paragraph" style:parent-style-name="Standard">
      <style:text-properties officeooo:rsid="008ee85b" officeooo:paragraph-rsid="008c09d3"/>
    </style:style>
    <style:style style:name="P38" style:family="paragraph" style:parent-style-name="Standard">
      <style:text-properties officeooo:paragraph-rsid="00ac29ad"/>
    </style:style>
    <style:style style:name="P39" style:family="paragraph" style:parent-style-name="Standard">
      <style:text-properties officeooo:rsid="0087d79f" officeooo:paragraph-rsid="00af3af5"/>
    </style:style>
    <style:style style:name="P40" style:family="paragraph" style:parent-style-name="Standard">
      <style:text-properties officeooo:paragraph-rsid="00b61373"/>
    </style:style>
    <style:style style:name="P41" style:family="paragraph" style:parent-style-name="Standard">
      <style:text-properties officeooo:paragraph-rsid="00ba3ff6"/>
    </style:style>
    <style:style style:name="P42" style:family="paragraph" style:parent-style-name="Standard">
      <style:text-properties officeooo:rsid="00b6b5a2" officeooo:paragraph-rsid="00bed7f3"/>
    </style:style>
    <style:style style:name="P43" style:family="paragraph" style:parent-style-name="Standard">
      <style:text-properties officeooo:rsid="00b6b5a2" officeooo:paragraph-rsid="00e3457d"/>
    </style:style>
    <style:style style:name="P44" style:family="paragraph" style:parent-style-name="Standard">
      <style:text-properties officeooo:rsid="00b6b5a2" officeooo:paragraph-rsid="00c296e9"/>
    </style:style>
    <style:style style:name="P45" style:family="paragraph" style:parent-style-name="Standard">
      <style:text-properties officeooo:rsid="00b6b5a2" officeooo:paragraph-rsid="00e4bdd0"/>
    </style:style>
    <style:style style:name="P46" style:family="paragraph" style:parent-style-name="Standard">
      <style:text-properties officeooo:rsid="00b6b5a2" officeooo:paragraph-rsid="00e5bbb0"/>
    </style:style>
    <style:style style:name="P47" style:family="paragraph" style:parent-style-name="Standard">
      <style:text-properties officeooo:rsid="00b713bc" officeooo:paragraph-rsid="00c8d7b0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16761c"/>
    </style:style>
    <style:style style:name="P51" style:family="paragraph" style:parent-style-name="Standard">
      <style:text-properties officeooo:rsid="00d57d0b"/>
    </style:style>
    <style:style style:name="P52" style:family="paragraph" style:parent-style-name="Standard">
      <style:text-properties officeooo:rsid="001b8125"/>
    </style:style>
    <style:style style:name="P53" style:family="paragraph" style:parent-style-name="Standard">
      <style:text-properties officeooo:rsid="0019376f"/>
    </style:style>
    <style:style style:name="P54" style:family="paragraph" style:parent-style-name="Standard">
      <style:text-properties officeooo:rsid="00181864"/>
    </style:style>
    <style:style style:name="P55" style:family="paragraph" style:parent-style-name="Standard">
      <style:text-properties officeooo:rsid="00181864" officeooo:paragraph-rsid="01516f8f"/>
    </style:style>
    <style:style style:name="P56" style:family="paragraph" style:parent-style-name="Standard">
      <style:text-properties officeooo:rsid="00b8db74" officeooo:paragraph-rsid="00d963b6"/>
    </style:style>
    <style:style style:name="P57" style:family="paragraph" style:parent-style-name="Standard">
      <style:text-properties officeooo:paragraph-rsid="00eecf4b"/>
    </style:style>
    <style:style style:name="P58" style:family="paragraph" style:parent-style-name="Standard">
      <style:text-properties officeooo:paragraph-rsid="011002b5"/>
    </style:style>
    <style:style style:name="P59" style:family="paragraph" style:parent-style-name="Standard">
      <style:text-properties officeooo:paragraph-rsid="01193406"/>
    </style:style>
    <style:style style:name="P60" style:family="paragraph" style:parent-style-name="Standard">
      <style:text-properties officeooo:paragraph-rsid="014d2918"/>
    </style:style>
    <style:style style:name="P61" style:family="paragraph" style:parent-style-name="Standard">
      <style:text-properties officeooo:paragraph-rsid="0151d92d"/>
    </style:style>
    <style:style style:name="P62" style:family="paragraph" style:parent-style-name="Standard">
      <style:text-properties officeooo:paragraph-rsid="0154298f"/>
    </style:style>
    <style:style style:name="P63" style:family="paragraph" style:parent-style-name="Standard">
      <style:text-properties officeooo:rsid="014f175e"/>
    </style:style>
    <style:style style:name="P64" style:family="paragraph" style:parent-style-name="Heading_20_1">
      <style:paragraph-properties fo:break-before="page"/>
    </style:style>
    <style:style style:name="P65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66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67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70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71" style:family="paragraph" style:parent-style-name="Standard" style:list-style-name="L1"/>
    <style:style style:name="P72" style:family="paragraph" style:parent-style-name="Standard" style:list-style-name="L1">
      <style:text-properties officeooo:paragraph-rsid="00587ee1"/>
    </style:style>
    <style:style style:name="P73" style:family="paragraph" style:parent-style-name="Standard" style:list-style-name="L1">
      <style:text-properties officeooo:paragraph-rsid="005c379e"/>
    </style:style>
    <style:style style:name="P74" style:family="paragraph" style:parent-style-name="Standard" style:list-style-name="L1">
      <style:text-properties officeooo:paragraph-rsid="007d1b70"/>
    </style:style>
    <style:style style:name="P75" style:family="paragraph" style:parent-style-name="Standard" style:list-style-name="L1">
      <style:text-properties officeooo:paragraph-rsid="007a50af"/>
    </style:style>
    <style:style style:name="P76" style:family="paragraph" style:parent-style-name="Standard" style:list-style-name="L1">
      <style:text-properties officeooo:paragraph-rsid="00620bf7"/>
    </style:style>
    <style:style style:name="P77" style:family="paragraph" style:parent-style-name="Standard" style:list-style-name="L1">
      <style:text-properties officeooo:paragraph-rsid="00a22381"/>
    </style:style>
    <style:style style:name="P78" style:family="paragraph" style:parent-style-name="Standard" style:list-style-name="L1">
      <style:text-properties officeooo:rsid="00587ee1" officeooo:paragraph-rsid="00587ee1"/>
    </style:style>
    <style:style style:name="P79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81" style:family="paragraph" style:parent-style-name="Standard" style:list-style-name="L2">
      <style:text-properties officeooo:paragraph-rsid="00fbb99f"/>
    </style:style>
    <style:style style:name="P82" style:family="paragraph" style:parent-style-name="Standard" style:list-style-name="L2">
      <style:text-properties officeooo:paragraph-rsid="0104dea3"/>
    </style:style>
    <style:style style:name="P83" style:family="paragraph" style:parent-style-name="Standard" style:list-style-name="L2">
      <style:text-properties officeooo:paragraph-rsid="010d6595"/>
    </style:style>
    <style:style style:name="P84" style:family="paragraph" style:parent-style-name="Standard" style:list-style-name="L2">
      <style:text-properties officeooo:rsid="00fd7042" officeooo:paragraph-rsid="00fbb99f"/>
    </style:style>
    <style:style style:name="P85" style:family="paragraph" style:parent-style-name="Standard">
      <style:text-properties officeooo:paragraph-rsid="0165a87d"/>
    </style:style>
    <style:style style:name="P86" style:family="paragraph" style:parent-style-name="Heading_20_4">
      <style:text-properties officeooo:rsid="0081c18c" officeooo:paragraph-rsid="0081c18c"/>
    </style:style>
    <style:style style:name="P87" style:family="paragraph" style:parent-style-name="Heading_20_4">
      <style:text-properties officeooo:paragraph-rsid="00871bd5"/>
    </style:style>
    <style:style style:name="P88" style:family="paragraph" style:parent-style-name="Heading_20_4">
      <style:text-properties officeooo:rsid="0087d79f" officeooo:paragraph-rsid="00914f52"/>
    </style:style>
    <style:style style:name="P89" style:family="paragraph" style:parent-style-name="Heading_20_4">
      <style:text-properties officeooo:rsid="00b6b5a2"/>
    </style:style>
    <style:style style:name="P90" style:family="paragraph" style:parent-style-name="Heading_20_4">
      <style:text-properties officeooo:rsid="00b6b5a2" officeooo:paragraph-rsid="00b6b5a2"/>
    </style:style>
    <style:style style:name="P91" style:family="paragraph" style:parent-style-name="Heading_20_4">
      <style:text-properties officeooo:rsid="00b713bc" officeooo:paragraph-rsid="00b713bc"/>
    </style:style>
    <style:style style:name="P92" style:family="paragraph" style:parent-style-name="Heading_20_4">
      <style:text-properties officeooo:paragraph-rsid="00eecf4b"/>
    </style:style>
    <style:style style:name="P93" style:family="paragraph" style:parent-style-name="Heading_20_4">
      <style:text-properties officeooo:rsid="00d125d9" officeooo:paragraph-rsid="00d125d9"/>
    </style:style>
    <style:style style:name="P94" style:family="paragraph" style:parent-style-name="Heading_20_4">
      <style:text-properties officeooo:rsid="00cb5a50" officeooo:paragraph-rsid="00cb5a50"/>
    </style:style>
    <style:style style:name="P95" style:family="paragraph" style:parent-style-name="Heading_20_4" style:list-style-name="">
      <style:text-properties officeooo:rsid="0019376f" officeooo:paragraph-rsid="0019376f"/>
    </style:style>
    <style:style style:name="P96" style:family="paragraph" style:parent-style-name="Heading_20_4" style:list-style-name="">
      <style:text-properties officeooo:rsid="014d2918" officeooo:paragraph-rsid="001b8125"/>
    </style:style>
    <style:style style:name="P97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98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3" style:list-style-name="">
      <style:text-properties officeooo:paragraph-rsid="001e252c"/>
    </style:style>
    <style:style style:name="P101" style:family="paragraph" style:parent-style-name="Heading_20_3" style:list-style-name="">
      <style:text-properties officeooo:paragraph-rsid="0080e72f"/>
    </style:style>
    <style:style style:name="P102" style:family="paragraph" style:parent-style-name="Heading_20_3" style:list-style-name="">
      <style:text-properties officeooo:paragraph-rsid="001e368d"/>
    </style:style>
    <style:style style:name="P103" style:family="paragraph" style:parent-style-name="Heading_20_3" style:list-style-name="">
      <style:text-properties officeooo:paragraph-rsid="001a47b4"/>
    </style:style>
    <style:style style:name="P104" style:family="paragraph" style:parent-style-name="Heading_20_3" style:list-style-name="">
      <style:text-properties officeooo:paragraph-rsid="0019376f"/>
    </style:style>
    <style:style style:name="P105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06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07" style:family="paragraph" style:parent-style-name="Heading_20_3">
      <style:text-properties officeooo:rsid="00dac091"/>
    </style:style>
    <style:style style:name="P108" style:family="paragraph" style:parent-style-name="Heading_20_3" style:list-style-name="">
      <style:text-properties officeooo:rsid="00186d94"/>
    </style:style>
    <style:style style:name="P109" style:family="paragraph" style:parent-style-name="Heading_20_3" style:list-style-name="">
      <style:text-properties officeooo:rsid="00186d94" officeooo:paragraph-rsid="00186d94"/>
    </style:style>
    <style:style style:name="P110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0fe6def" style:font-style-asian="italic" style:font-style-complex="italic"/>
    </style:style>
    <style:style style:name="T71" style:family="text">
      <style:text-properties fo:font-style="italic" officeooo:rsid="010d6595" style:font-style-asian="italic" style:font-style-complex="italic"/>
    </style:style>
    <style:style style:name="T72" style:family="text">
      <style:text-properties fo:font-style="italic" officeooo:rsid="01193406" style:font-style-asian="italic" style:font-style-complex="italic"/>
    </style:style>
    <style:style style:name="T73" style:family="text">
      <style:text-properties fo:font-style="italic" officeooo:rsid="0126ca78" style:font-style-asian="italic" style:font-style-complex="italic"/>
    </style:style>
    <style:style style:name="T74" style:family="text">
      <style:text-properties fo:font-style="italic" officeooo:rsid="012bbe42" style:font-style-asian="italic" style:font-style-complex="italic"/>
    </style:style>
    <style:style style:name="T75" style:family="text">
      <style:text-properties fo:font-style="italic" officeooo:rsid="013ced8f" style:font-style-asian="italic" style:font-style-complex="italic"/>
    </style:style>
    <style:style style:name="T76" style:family="text">
      <style:text-properties fo:font-style="italic" officeooo:rsid="013d60c0" style:font-style-asian="italic" style:font-style-complex="italic"/>
    </style:style>
    <style:style style:name="T77" style:family="text">
      <style:text-properties fo:font-style="italic" officeooo:rsid="01416529" style:font-style-asian="italic" style:font-style-complex="italic"/>
    </style:style>
    <style:style style:name="T78" style:family="text">
      <style:text-properties fo:font-style="italic" officeooo:rsid="01485202" style:font-style-asian="italic" style:font-style-complex="italic"/>
    </style:style>
    <style:style style:name="T79" style:family="text">
      <style:text-properties fo:font-style="italic" officeooo:rsid="0149786c" style:font-style-asian="italic" style:font-style-complex="italic"/>
    </style:style>
    <style:style style:name="T80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84" style:family="text">
      <style:text-properties fo:font-style="normal" officeooo:rsid="007a50af" style:font-style-asian="normal" style:font-style-complex="normal"/>
    </style:style>
    <style:style style:name="T85" style:family="text">
      <style:text-properties fo:font-style="normal" officeooo:rsid="007b99fa" style:font-style-asian="normal" style:font-style-complex="normal"/>
    </style:style>
    <style:style style:name="T86" style:family="text">
      <style:text-properties fo:font-style="normal" officeooo:rsid="007d1b70" style:font-style-asian="normal" style:font-style-complex="normal"/>
    </style:style>
    <style:style style:name="T87" style:family="text">
      <style:text-properties fo:font-style="normal" officeooo:rsid="00914f52" style:font-style-asian="normal" style:font-style-complex="normal"/>
    </style:style>
    <style:style style:name="T88" style:family="text">
      <style:text-properties fo:font-style="normal" officeooo:rsid="0091efc5" style:font-style-asian="normal" style:font-style-complex="normal"/>
    </style:style>
    <style:style style:name="T89" style:family="text">
      <style:text-properties fo:font-style="normal" officeooo:rsid="0094d002" style:font-style-asian="normal" style:font-style-complex="normal"/>
    </style:style>
    <style:style style:name="T90" style:family="text">
      <style:text-properties fo:font-style="normal" officeooo:rsid="0095d527" style:font-style-asian="normal" style:font-style-complex="normal"/>
    </style:style>
    <style:style style:name="T91" style:family="text">
      <style:text-properties fo:font-style="normal" officeooo:rsid="0095eded" style:font-style-asian="normal" style:font-style-complex="normal"/>
    </style:style>
    <style:style style:name="T92" style:family="text">
      <style:text-properties fo:font-style="normal" officeooo:rsid="009722e5" style:font-style-asian="normal" style:font-style-complex="normal"/>
    </style:style>
    <style:style style:name="T93" style:family="text">
      <style:text-properties fo:font-style="normal" officeooo:rsid="00982b79" style:font-style-asian="normal" style:font-style-complex="normal"/>
    </style:style>
    <style:style style:name="T94" style:family="text">
      <style:text-properties fo:font-style="normal" officeooo:rsid="0098e947" style:font-style-asian="normal" style:font-style-complex="normal"/>
    </style:style>
    <style:style style:name="T95" style:family="text">
      <style:text-properties fo:font-style="normal" officeooo:rsid="0099b498" style:font-style-asian="normal" style:font-style-complex="normal"/>
    </style:style>
    <style:style style:name="T96" style:family="text">
      <style:text-properties fo:font-style="normal" officeooo:rsid="009b0868" style:font-style-asian="normal" style:font-style-complex="normal"/>
    </style:style>
    <style:style style:name="T97" style:family="text">
      <style:text-properties fo:font-style="normal" officeooo:rsid="009c78b7" style:font-style-asian="normal" style:font-style-complex="normal"/>
    </style:style>
    <style:style style:name="T98" style:family="text">
      <style:text-properties fo:font-style="normal" officeooo:rsid="00a06524" style:font-style-asian="normal" style:font-style-complex="normal"/>
    </style:style>
    <style:style style:name="T99" style:family="text">
      <style:text-properties fo:font-style="normal" officeooo:rsid="00a74296" style:font-style-asian="normal" style:font-style-complex="normal"/>
    </style:style>
    <style:style style:name="T100" style:family="text">
      <style:text-properties fo:font-style="normal" officeooo:rsid="00aba8af" style:font-style-asian="normal" style:font-style-complex="normal"/>
    </style:style>
    <style:style style:name="T101" style:family="text">
      <style:text-properties fo:font-style="normal" officeooo:rsid="00ac29ad" style:font-style-asian="normal" style:font-style-complex="normal"/>
    </style:style>
    <style:style style:name="T102" style:family="text">
      <style:text-properties fo:font-style="normal" officeooo:rsid="00ad87d1" style:font-style-asian="normal" style:font-style-complex="normal"/>
    </style:style>
    <style:style style:name="T103" style:family="text">
      <style:text-properties fo:font-style="normal" officeooo:rsid="00aee72f" style:font-style-asian="normal" style:font-style-complex="normal"/>
    </style:style>
    <style:style style:name="T104" style:family="text">
      <style:text-properties fo:font-style="normal" officeooo:rsid="00b0ed3d" style:font-style-asian="normal" style:font-style-complex="normal"/>
    </style:style>
    <style:style style:name="T105" style:family="text">
      <style:text-properties fo:font-style="normal" officeooo:rsid="00b131dd" style:font-style-asian="normal" style:font-style-complex="normal"/>
    </style:style>
    <style:style style:name="T106" style:family="text">
      <style:text-properties fo:font-style="normal" officeooo:rsid="00b2d885" style:font-style-asian="normal" style:font-style-complex="normal"/>
    </style:style>
    <style:style style:name="T107" style:family="text">
      <style:text-properties fo:font-style="normal" officeooo:rsid="00b44362" style:font-style-asian="normal" style:font-style-complex="normal"/>
    </style:style>
    <style:style style:name="T108" style:family="text">
      <style:text-properties fo:font-style="normal" officeooo:rsid="00ba3ff6" style:font-style-asian="normal" style:font-style-complex="normal"/>
    </style:style>
    <style:style style:name="T109" style:family="text">
      <style:text-properties fo:font-style="normal" officeooo:rsid="00ba7181" style:font-style-asian="normal" style:font-style-complex="normal"/>
    </style:style>
    <style:style style:name="T110" style:family="text">
      <style:text-properties fo:font-style="normal" officeooo:rsid="00bbcf7d" style:font-style-asian="normal" style:font-style-complex="normal"/>
    </style:style>
    <style:style style:name="T111" style:family="text">
      <style:text-properties fo:font-style="normal" officeooo:rsid="00bc9a10" style:font-style-asian="normal" style:font-style-complex="normal"/>
    </style:style>
    <style:style style:name="T112" style:family="text">
      <style:text-properties fo:font-style="normal" officeooo:rsid="00bcbfa4" style:font-style-asian="normal" style:font-style-complex="normal"/>
    </style:style>
    <style:style style:name="T113" style:family="text">
      <style:text-properties fo:font-style="normal" officeooo:rsid="00bd4207" style:font-style-asian="normal" style:font-style-complex="normal"/>
    </style:style>
    <style:style style:name="T114" style:family="text">
      <style:text-properties fo:font-style="normal" officeooo:rsid="00c35b29" style:font-style-asian="normal" style:font-style-complex="normal"/>
    </style:style>
    <style:style style:name="T115" style:family="text">
      <style:text-properties fo:font-style="normal" officeooo:rsid="00c439d2" style:font-style-asian="normal" style:font-style-complex="normal"/>
    </style:style>
    <style:style style:name="T116" style:family="text">
      <style:text-properties fo:font-style="normal" officeooo:rsid="00c61200" style:font-style-asian="normal" style:font-style-complex="normal"/>
    </style:style>
    <style:style style:name="T117" style:family="text">
      <style:text-properties fo:font-style="normal" officeooo:rsid="00daabc9" style:font-style-asian="normal" style:font-style-complex="normal"/>
    </style:style>
    <style:style style:name="T118" style:family="text">
      <style:text-properties fo:font-style="normal" officeooo:rsid="00dc5163" style:font-style-asian="normal" style:font-style-complex="normal"/>
    </style:style>
    <style:style style:name="T119" style:family="text">
      <style:text-properties fo:font-style="normal" officeooo:rsid="00de10f7" style:font-style-asian="normal" style:font-style-complex="normal"/>
    </style:style>
    <style:style style:name="T120" style:family="text">
      <style:text-properties fo:font-style="normal" officeooo:rsid="00df3e5c" style:font-style-asian="normal" style:font-style-complex="normal"/>
    </style:style>
    <style:style style:name="T121" style:family="text">
      <style:text-properties fo:font-style="normal" officeooo:rsid="00e0cfef" style:font-style-asian="normal" style:font-style-complex="normal"/>
    </style:style>
    <style:style style:name="T122" style:family="text">
      <style:text-properties fo:font-style="normal" officeooo:rsid="00e15e54" style:font-style-asian="normal" style:font-style-complex="normal"/>
    </style:style>
    <style:style style:name="T123" style:family="text">
      <style:text-properties fo:font-style="normal" officeooo:rsid="00e18096" style:font-style-asian="normal" style:font-style-complex="normal"/>
    </style:style>
    <style:style style:name="T124" style:family="text">
      <style:text-properties fo:font-style="normal" officeooo:rsid="00e1b81c" style:font-style-asian="normal" style:font-style-complex="normal"/>
    </style:style>
    <style:style style:name="T125" style:family="text">
      <style:text-properties fo:font-style="normal" officeooo:rsid="00e2c2b5" style:font-style-asian="normal" style:font-style-complex="normal"/>
    </style:style>
    <style:style style:name="T126" style:family="text">
      <style:text-properties fo:font-style="normal" officeooo:rsid="00e33dc8" style:font-style-asian="normal" style:font-style-complex="normal"/>
    </style:style>
    <style:style style:name="T127" style:family="text">
      <style:text-properties fo:font-style="normal" officeooo:rsid="00e3457d" style:font-style-asian="normal" style:font-style-complex="normal"/>
    </style:style>
    <style:style style:name="T128" style:family="text">
      <style:text-properties fo:font-style="normal" officeooo:rsid="00e44292" style:font-style-asian="normal" style:font-style-complex="normal"/>
    </style:style>
    <style:style style:name="T129" style:family="text">
      <style:text-properties fo:font-style="normal" officeooo:rsid="00e5bbb0" style:font-style-asian="normal" style:font-style-complex="normal"/>
    </style:style>
    <style:style style:name="T130" style:family="text">
      <style:text-properties fo:font-style="normal" officeooo:rsid="00e6df80" style:font-style-asian="normal" style:font-style-complex="normal"/>
    </style:style>
    <style:style style:name="T131" style:family="text">
      <style:text-properties fo:font-style="normal" officeooo:rsid="00e8358e" style:font-style-asian="normal" style:font-style-complex="normal"/>
    </style:style>
    <style:style style:name="T132" style:family="text">
      <style:text-properties fo:font-style="normal" officeooo:rsid="00e912cb" style:font-style-asian="normal" style:font-style-complex="normal"/>
    </style:style>
    <style:style style:name="T133" style:family="text">
      <style:text-properties fo:font-style="normal" officeooo:rsid="00e9721b" style:font-style-asian="normal" style:font-style-complex="normal"/>
    </style:style>
    <style:style style:name="T134" style:family="text">
      <style:text-properties fo:font-style="normal" officeooo:rsid="00e9e764" style:font-style-asian="normal" style:font-style-complex="normal"/>
    </style:style>
    <style:style style:name="T135" style:family="text">
      <style:text-properties fo:font-style="normal" officeooo:rsid="010d6595" style:font-style-asian="normal" style:font-style-complex="normal"/>
    </style:style>
    <style:style style:name="T136" style:family="text">
      <style:text-properties fo:font-style="normal" officeooo:rsid="01193406" style:font-style-asian="normal" style:font-style-complex="normal"/>
    </style:style>
    <style:style style:name="T137" style:family="text">
      <style:text-properties fo:font-style="normal" officeooo:rsid="011b21ac" style:font-style-asian="normal" style:font-style-complex="normal"/>
    </style:style>
    <style:style style:name="T138" style:family="text">
      <style:text-properties fo:font-style="normal" officeooo:rsid="011cfc67" style:font-style-asian="normal" style:font-style-complex="normal"/>
    </style:style>
    <style:style style:name="T139" style:family="text">
      <style:text-properties fo:font-style="normal" officeooo:rsid="011edfcc" style:font-style-asian="normal" style:font-style-complex="normal"/>
    </style:style>
    <style:style style:name="T140" style:family="text">
      <style:text-properties fo:font-style="normal" officeooo:rsid="011fa512" style:font-style-asian="normal" style:font-style-complex="normal"/>
    </style:style>
    <style:style style:name="T141" style:family="text">
      <style:text-properties fo:font-style="normal" officeooo:rsid="01202135" style:font-style-asian="normal" style:font-style-complex="normal"/>
    </style:style>
    <style:style style:name="T142" style:family="text">
      <style:text-properties fo:font-style="normal" officeooo:rsid="0121823a" style:font-style-asian="normal" style:font-style-complex="normal"/>
    </style:style>
    <style:style style:name="T143" style:family="text">
      <style:text-properties fo:font-style="normal" officeooo:rsid="01231f1a" style:font-style-asian="normal" style:font-style-complex="normal"/>
    </style:style>
    <style:style style:name="T144" style:family="text">
      <style:text-properties fo:font-style="normal" officeooo:rsid="0124537e" style:font-style-asian="normal" style:font-style-complex="normal"/>
    </style:style>
    <style:style style:name="T145" style:family="text">
      <style:text-properties fo:font-style="normal" officeooo:rsid="01251d56" style:font-style-asian="normal" style:font-style-complex="normal"/>
    </style:style>
    <style:style style:name="T146" style:family="text">
      <style:text-properties fo:font-style="normal" officeooo:rsid="0125f47c" style:font-style-asian="normal" style:font-style-complex="normal"/>
    </style:style>
    <style:style style:name="T147" style:family="text">
      <style:text-properties fo:font-style="normal" officeooo:rsid="0126ca78" style:font-style-asian="normal" style:font-style-complex="normal"/>
    </style:style>
    <style:style style:name="T148" style:family="text">
      <style:text-properties fo:font-style="normal" officeooo:rsid="012a274a" style:font-style-asian="normal" style:font-style-complex="normal"/>
    </style:style>
    <style:style style:name="T149" style:family="text">
      <style:text-properties fo:font-style="normal" officeooo:rsid="012bbe42" style:font-style-asian="normal" style:font-style-complex="normal"/>
    </style:style>
    <style:style style:name="T150" style:family="text">
      <style:text-properties fo:font-style="normal" officeooo:rsid="012dfdd5" style:font-style-asian="normal" style:font-style-complex="normal"/>
    </style:style>
    <style:style style:name="T151" style:family="text">
      <style:text-properties fo:font-style="normal" officeooo:rsid="012f3b5c" style:font-style-asian="normal" style:font-style-complex="normal"/>
    </style:style>
    <style:style style:name="T152" style:family="text">
      <style:text-properties fo:font-style="normal" officeooo:rsid="0130c005" style:font-style-asian="normal" style:font-style-complex="normal"/>
    </style:style>
    <style:style style:name="T153" style:family="text">
      <style:text-properties fo:font-style="normal" officeooo:rsid="013297ce" style:font-style-asian="normal" style:font-style-complex="normal"/>
    </style:style>
    <style:style style:name="T154" style:family="text">
      <style:text-properties fo:font-style="normal" officeooo:rsid="01346919" style:font-style-asian="normal" style:font-style-complex="normal"/>
    </style:style>
    <style:style style:name="T155" style:family="text">
      <style:text-properties fo:font-style="normal" officeooo:rsid="0135dca5" style:font-style-asian="normal" style:font-style-complex="normal"/>
    </style:style>
    <style:style style:name="T156" style:family="text">
      <style:text-properties fo:font-style="normal" officeooo:rsid="0137b2e8" style:font-style-asian="normal" style:font-style-complex="normal"/>
    </style:style>
    <style:style style:name="T157" style:family="text">
      <style:text-properties fo:font-style="normal" officeooo:rsid="0139770f" style:font-style-asian="normal" style:font-style-complex="normal"/>
    </style:style>
    <style:style style:name="T158" style:family="text">
      <style:text-properties fo:font-style="normal" officeooo:rsid="013a6910" style:font-style-asian="normal" style:font-style-complex="normal"/>
    </style:style>
    <style:style style:name="T159" style:family="text">
      <style:text-properties fo:font-style="normal" officeooo:rsid="013ced8f" style:font-style-asian="normal" style:font-style-complex="normal"/>
    </style:style>
    <style:style style:name="T160" style:family="text">
      <style:text-properties fo:font-style="normal" officeooo:rsid="013d60c0" style:font-style-asian="normal" style:font-style-complex="normal"/>
    </style:style>
    <style:style style:name="T161" style:family="text">
      <style:text-properties fo:font-style="normal" officeooo:rsid="013ed04e" style:font-style-asian="normal" style:font-style-complex="normal"/>
    </style:style>
    <style:style style:name="T162" style:family="text">
      <style:text-properties fo:font-style="normal" officeooo:rsid="013f8f33" style:font-style-asian="normal" style:font-style-complex="normal"/>
    </style:style>
    <style:style style:name="T163" style:family="text">
      <style:text-properties fo:font-style="normal" officeooo:rsid="01416529" style:font-style-asian="normal" style:font-style-complex="normal"/>
    </style:style>
    <style:style style:name="T164" style:family="text">
      <style:text-properties fo:font-style="normal" officeooo:rsid="0142ddb1" style:font-style-asian="normal" style:font-style-complex="normal"/>
    </style:style>
    <style:style style:name="T165" style:family="text">
      <style:text-properties fo:font-style="normal" officeooo:rsid="01435210" style:font-style-asian="normal" style:font-style-complex="normal"/>
    </style:style>
    <style:style style:name="T166" style:family="text">
      <style:text-properties fo:font-style="normal" officeooo:rsid="0144714d" style:font-style-asian="normal" style:font-style-complex="normal"/>
    </style:style>
    <style:style style:name="T167" style:family="text">
      <style:text-properties fo:font-style="normal" officeooo:rsid="014561aa" style:font-style-asian="normal" style:font-style-complex="normal"/>
    </style:style>
    <style:style style:name="T168" style:family="text">
      <style:text-properties fo:font-style="normal" officeooo:rsid="0145a549" style:font-style-asian="normal" style:font-style-complex="normal"/>
    </style:style>
    <style:style style:name="T169" style:family="text">
      <style:text-properties fo:font-style="normal" officeooo:rsid="014681a8" style:font-style-asian="normal" style:font-style-complex="normal"/>
    </style:style>
    <style:style style:name="T170" style:family="text">
      <style:text-properties fo:font-style="normal" officeooo:rsid="01485202" style:font-style-asian="normal" style:font-style-complex="normal"/>
    </style:style>
    <style:style style:name="T171" style:family="text">
      <style:text-properties fo:font-style="normal" officeooo:rsid="0148f9ce" style:font-style-asian="normal" style:font-style-complex="normal"/>
    </style:style>
    <style:style style:name="T172" style:family="text">
      <style:text-properties fo:font-style="normal" officeooo:rsid="0149786c" style:font-style-asian="normal" style:font-style-complex="normal"/>
    </style:style>
    <style:style style:name="T173" style:family="text">
      <style:text-properties fo:font-style="normal" officeooo:rsid="014a1426" style:font-style-asian="normal" style:font-style-complex="normal"/>
    </style:style>
    <style:style style:name="T174" style:family="text">
      <style:text-properties fo:font-style="normal" officeooo:rsid="014adf0a" style:font-style-asian="normal" style:font-style-complex="normal"/>
    </style:style>
    <style:style style:name="T175" style:family="text">
      <style:text-properties fo:font-style="normal" officeooo:rsid="014c4409" style:font-style-asian="normal" style:font-style-complex="normal"/>
    </style:style>
    <style:style style:name="T176" style:family="text">
      <style:text-properties fo:font-style="normal" officeooo:rsid="01555f20" style:font-style-asian="normal" style:font-style-complex="normal"/>
    </style:style>
    <style:style style:name="T177" style:family="text">
      <style:text-properties fo:font-style="normal" officeooo:rsid="0158c27e" style:font-style-asian="normal" style:font-style-complex="normal"/>
    </style:style>
    <style:style style:name="T178" style:family="text">
      <style:text-properties fo:font-style="normal" officeooo:rsid="0159756c" style:font-style-asian="normal" style:font-style-complex="normal"/>
    </style:style>
    <style:style style:name="T179" style:family="text">
      <style:text-properties fo:font-style="normal" officeooo:rsid="015a5c5d" style:font-style-asian="normal" style:font-style-complex="normal"/>
    </style:style>
    <style:style style:name="T180" style:family="text">
      <style:text-properties fo:font-style="normal" officeooo:rsid="015b808e" style:font-style-asian="normal" style:font-style-complex="normal"/>
    </style:style>
    <style:style style:name="T181" style:family="text">
      <style:text-properties fo:font-style="normal" officeooo:rsid="015bbab5" style:font-style-asian="normal" style:font-style-complex="normal"/>
    </style:style>
    <style:style style:name="T182" style:family="text">
      <style:text-properties fo:font-style="normal" officeooo:rsid="015c83e4" style:font-style-asian="normal" style:font-style-complex="normal"/>
    </style:style>
    <style:style style:name="T183" style:family="text">
      <style:text-properties fo:font-style="normal" officeooo:rsid="015cb786" style:font-style-asian="normal" style:font-style-complex="normal"/>
    </style:style>
    <style:style style:name="T184" style:family="text">
      <style:text-properties fo:font-style="normal" officeooo:rsid="015dea3f" style:font-style-asian="normal" style:font-style-complex="normal"/>
    </style:style>
    <style:style style:name="T185" style:family="text">
      <style:text-properties fo:font-style="normal" officeooo:rsid="015efa34" style:font-style-asian="normal" style:font-style-complex="normal"/>
    </style:style>
    <style:style style:name="T186" style:family="text">
      <style:text-properties fo:font-style="normal" officeooo:rsid="015f3184" style:font-style-asian="normal" style:font-style-complex="normal"/>
    </style:style>
    <style:style style:name="T187" style:family="text">
      <style:text-properties fo:font-style="normal" officeooo:rsid="016002d3" style:font-style-asian="normal" style:font-style-complex="normal"/>
    </style:style>
    <style:style style:name="T188" style:family="text">
      <style:text-properties fo:font-style="normal" officeooo:rsid="016188a3" style:font-style-asian="normal" style:font-style-complex="normal"/>
    </style:style>
    <style:style style:name="T189" style:family="text">
      <style:text-properties fo:font-style="normal" officeooo:rsid="0161d241" style:font-style-asian="normal" style:font-style-complex="normal"/>
    </style:style>
    <style:style style:name="T190" style:family="text">
      <style:text-properties fo:font-style="normal" officeooo:rsid="01627022" style:font-style-asian="normal" style:font-style-complex="normal"/>
    </style:style>
    <style:style style:name="T191" style:family="text">
      <style:text-properties fo:font-style="normal" officeooo:rsid="0163c632" style:font-style-asian="normal" style:font-style-complex="normal"/>
    </style:style>
    <style:style style:name="T192" style:family="text">
      <style:text-properties fo:font-style="normal" officeooo:rsid="0165a87d" style:font-style-asian="normal" style:font-style-complex="normal"/>
    </style:style>
    <style:style style:name="T193" style:family="text">
      <style:text-properties fo:font-style="normal" officeooo:rsid="01666842" style:font-style-asian="normal" style:font-style-complex="normal"/>
    </style:style>
    <style:style style:name="T194" style:family="text">
      <style:text-properties fo:font-style="normal" officeooo:rsid="0167cb9e" style:font-style-asian="normal" style:font-style-complex="normal"/>
    </style:style>
    <style:style style:name="T195" style:family="text">
      <style:text-properties officeooo:rsid="0065bbb3"/>
    </style:style>
    <style:style style:name="T196" style:family="text">
      <style:text-properties officeooo:rsid="0067e581"/>
    </style:style>
    <style:style style:name="T197" style:family="text">
      <style:text-properties officeooo:rsid="0069de59"/>
    </style:style>
    <style:style style:name="T198" style:family="text">
      <style:text-properties officeooo:rsid="006a9a7e"/>
    </style:style>
    <style:style style:name="T199" style:family="text">
      <style:text-properties officeooo:rsid="006b4e43"/>
    </style:style>
    <style:style style:name="T200" style:family="text">
      <style:text-properties officeooo:rsid="006e4423"/>
    </style:style>
    <style:style style:name="T201" style:family="text">
      <style:text-properties officeooo:rsid="0072e78c"/>
    </style:style>
    <style:style style:name="T202" style:family="text">
      <style:text-properties officeooo:rsid="00740b43"/>
    </style:style>
    <style:style style:name="T203" style:family="text">
      <style:text-properties officeooo:rsid="0075f4c2"/>
    </style:style>
    <style:style style:name="T204" style:family="text">
      <style:text-properties officeooo:rsid="00768a17"/>
    </style:style>
    <style:style style:name="T205" style:family="text">
      <style:text-properties officeooo:rsid="00776e09"/>
    </style:style>
    <style:style style:name="T206" style:family="text">
      <style:text-properties officeooo:rsid="0078bdca"/>
    </style:style>
    <style:style style:name="T207" style:family="text">
      <style:text-properties officeooo:rsid="007a50af"/>
    </style:style>
    <style:style style:name="T208" style:family="text">
      <style:text-properties officeooo:rsid="007eefb5"/>
    </style:style>
    <style:style style:name="T209" style:family="text">
      <style:text-properties officeooo:rsid="007f2c79"/>
    </style:style>
    <style:style style:name="T210" style:family="text">
      <style:text-properties officeooo:rsid="0080e72f"/>
    </style:style>
    <style:style style:name="T211" style:family="text">
      <style:text-properties officeooo:rsid="0081c18c"/>
    </style:style>
    <style:style style:name="T212" style:family="text">
      <style:text-properties officeooo:rsid="0082ca11"/>
    </style:style>
    <style:style style:name="T213" style:family="text">
      <style:text-properties officeooo:rsid="008406c9"/>
    </style:style>
    <style:style style:name="T214" style:family="text">
      <style:text-properties officeooo:rsid="0085803f"/>
    </style:style>
    <style:style style:name="T215" style:family="text">
      <style:text-properties officeooo:rsid="00871bd5"/>
    </style:style>
    <style:style style:name="T216" style:family="text">
      <style:text-properties officeooo:rsid="0088888a"/>
    </style:style>
    <style:style style:name="T217" style:family="text">
      <style:text-properties officeooo:rsid="008a11c6"/>
    </style:style>
    <style:style style:name="T218" style:family="text">
      <style:text-properties officeooo:rsid="008c09d3"/>
    </style:style>
    <style:style style:name="T219" style:family="text">
      <style:text-properties officeooo:rsid="008d5741"/>
    </style:style>
    <style:style style:name="T220" style:family="text">
      <style:text-properties officeooo:rsid="008d8500"/>
    </style:style>
    <style:style style:name="T221" style:family="text">
      <style:text-properties officeooo:rsid="008ee85b"/>
    </style:style>
    <style:style style:name="T222" style:family="text">
      <style:text-properties officeooo:rsid="008f82f8"/>
    </style:style>
    <style:style style:name="T223" style:family="text">
      <style:text-properties officeooo:rsid="0090e0de"/>
    </style:style>
    <style:style style:name="T224" style:family="text">
      <style:text-properties officeooo:rsid="00914f52"/>
    </style:style>
    <style:style style:name="T225" style:family="text">
      <style:text-properties officeooo:rsid="0092363c"/>
    </style:style>
    <style:style style:name="T226" style:family="text">
      <style:text-properties officeooo:rsid="00a8bfd4"/>
    </style:style>
    <style:style style:name="T227" style:family="text">
      <style:text-properties officeooo:rsid="00af3af5"/>
    </style:style>
    <style:style style:name="T228" style:family="text">
      <style:text-properties officeooo:rsid="00b03d58"/>
    </style:style>
    <style:style style:name="T229" style:family="text">
      <style:text-properties officeooo:rsid="00b0ed3d"/>
    </style:style>
    <style:style style:name="T230" style:family="text">
      <style:text-properties officeooo:rsid="00b61373"/>
    </style:style>
    <style:style style:name="T231" style:family="text">
      <style:text-properties officeooo:rsid="00b6b5a2"/>
    </style:style>
    <style:style style:name="T232" style:family="text">
      <style:text-properties officeooo:rsid="00b752c1"/>
    </style:style>
    <style:style style:name="T233" style:family="text">
      <style:text-properties officeooo:rsid="00b8ad90"/>
    </style:style>
    <style:style style:name="T234" style:family="text">
      <style:text-properties officeooo:rsid="00bed7f3"/>
    </style:style>
    <style:style style:name="T235" style:family="text">
      <style:text-properties officeooo:rsid="00bfabcd"/>
    </style:style>
    <style:style style:name="T236" style:family="text">
      <style:text-properties officeooo:rsid="00bfb755"/>
    </style:style>
    <style:style style:name="T237" style:family="text">
      <style:text-properties officeooo:rsid="00c10e06"/>
    </style:style>
    <style:style style:name="T238" style:family="text">
      <style:text-properties officeooo:rsid="00c296e9"/>
    </style:style>
    <style:style style:name="T239" style:family="text">
      <style:text-properties officeooo:rsid="00c35b29"/>
    </style:style>
    <style:style style:name="T240" style:family="text">
      <style:text-properties officeooo:rsid="00c8d7b0"/>
    </style:style>
    <style:style style:name="T241" style:family="text">
      <style:text-properties officeooo:rsid="00c9703f"/>
    </style:style>
    <style:style style:name="T242" style:family="text">
      <style:text-properties officeooo:rsid="00cb3ac6"/>
    </style:style>
    <style:style style:name="T243" style:family="text">
      <style:text-properties officeooo:rsid="00cb5a50"/>
    </style:style>
    <style:style style:name="T244" style:family="text">
      <style:text-properties officeooo:rsid="00cf2f98"/>
    </style:style>
    <style:style style:name="T245" style:family="text">
      <style:text-properties officeooo:rsid="00d125d9"/>
    </style:style>
    <style:style style:name="T246" style:family="text">
      <style:text-properties officeooo:rsid="00d3e54d"/>
    </style:style>
    <style:style style:name="T247" style:family="text">
      <style:text-properties officeooo:rsid="00d57d0b"/>
    </style:style>
    <style:style style:name="T248" style:family="text">
      <style:text-properties officeooo:rsid="00d963b6"/>
    </style:style>
    <style:style style:name="T249" style:family="text">
      <style:text-properties officeooo:rsid="00daabc9"/>
    </style:style>
    <style:style style:name="T250" style:family="text">
      <style:text-properties officeooo:rsid="00eb5828"/>
    </style:style>
    <style:style style:name="T251" style:family="text">
      <style:text-properties officeooo:rsid="00eca2d4"/>
    </style:style>
    <style:style style:name="T252" style:family="text">
      <style:text-properties officeooo:rsid="00eea1c7"/>
    </style:style>
    <style:style style:name="T253" style:family="text">
      <style:text-properties officeooo:rsid="00eecf4b"/>
    </style:style>
    <style:style style:name="T254" style:family="text">
      <style:text-properties officeooo:rsid="00ef6608"/>
    </style:style>
    <style:style style:name="T255" style:family="text">
      <style:text-properties officeooo:rsid="00f15611"/>
    </style:style>
    <style:style style:name="T256" style:family="text">
      <style:text-properties officeooo:rsid="00f382f9"/>
    </style:style>
    <style:style style:name="T257" style:family="text">
      <style:text-properties officeooo:rsid="00f4617a"/>
    </style:style>
    <style:style style:name="T258" style:family="text">
      <style:text-properties officeooo:rsid="00f4a6fc"/>
    </style:style>
    <style:style style:name="T259" style:family="text">
      <style:text-properties officeooo:rsid="00f68b8b"/>
    </style:style>
    <style:style style:name="T260" style:family="text">
      <style:text-properties officeooo:rsid="00f71637"/>
    </style:style>
    <style:style style:name="T261" style:family="text">
      <style:text-properties officeooo:rsid="00f78608"/>
    </style:style>
    <style:style style:name="T262" style:family="text">
      <style:text-properties officeooo:rsid="00f7ee93"/>
    </style:style>
    <style:style style:name="T263" style:family="text">
      <style:text-properties officeooo:rsid="00f8b673"/>
    </style:style>
    <style:style style:name="T264" style:family="text">
      <style:text-properties officeooo:rsid="00fa0326"/>
    </style:style>
    <style:style style:name="T265" style:family="text">
      <style:text-properties officeooo:rsid="00fb4151"/>
    </style:style>
    <style:style style:name="T266" style:family="text">
      <style:text-properties officeooo:rsid="00fbb99f"/>
    </style:style>
    <style:style style:name="T267" style:family="text">
      <style:text-properties officeooo:rsid="00fd7042"/>
    </style:style>
    <style:style style:name="T268" style:family="text">
      <style:text-properties officeooo:rsid="00fe6def"/>
    </style:style>
    <style:style style:name="T269" style:family="text">
      <style:text-properties officeooo:rsid="00fff4dd"/>
    </style:style>
    <style:style style:name="T270" style:family="text">
      <style:text-properties officeooo:rsid="010398ad"/>
    </style:style>
    <style:style style:name="T271" style:family="text">
      <style:text-properties officeooo:rsid="010452f0"/>
    </style:style>
    <style:style style:name="T272" style:family="text">
      <style:text-properties officeooo:rsid="0104dea3"/>
    </style:style>
    <style:style style:name="T273" style:family="text">
      <style:text-properties officeooo:rsid="0105ce1f"/>
    </style:style>
    <style:style style:name="T274" style:family="text">
      <style:text-properties officeooo:rsid="010663d5"/>
    </style:style>
    <style:style style:name="T275" style:family="text">
      <style:text-properties officeooo:rsid="01082929"/>
    </style:style>
    <style:style style:name="T276" style:family="text">
      <style:text-properties officeooo:rsid="0108fe31"/>
    </style:style>
    <style:style style:name="T277" style:family="text">
      <style:text-properties officeooo:rsid="01092c0a"/>
    </style:style>
    <style:style style:name="T278" style:family="text">
      <style:text-properties officeooo:rsid="010bed35"/>
    </style:style>
    <style:style style:name="T279" style:family="text">
      <style:text-properties officeooo:rsid="010d6595"/>
    </style:style>
    <style:style style:name="T280" style:family="text">
      <style:text-properties officeooo:rsid="010edd20"/>
    </style:style>
    <style:style style:name="T281" style:family="text">
      <style:text-properties officeooo:rsid="011002b5"/>
    </style:style>
    <style:style style:name="T282" style:family="text">
      <style:text-properties officeooo:rsid="0110d265"/>
    </style:style>
    <style:style style:name="T283" style:family="text">
      <style:text-properties officeooo:rsid="0112c192"/>
    </style:style>
    <style:style style:name="T284" style:family="text">
      <style:text-properties officeooo:rsid="01141386"/>
    </style:style>
    <style:style style:name="T285" style:family="text">
      <style:text-properties officeooo:rsid="0117f29f"/>
    </style:style>
    <style:style style:name="T286" style:family="text">
      <style:text-properties officeooo:rsid="01193406"/>
    </style:style>
    <style:style style:name="T287" style:family="text">
      <style:text-properties officeooo:rsid="01224354"/>
    </style:style>
    <style:style style:name="T288" style:family="text">
      <style:text-properties officeooo:rsid="014d2918"/>
    </style:style>
    <style:style style:name="T289" style:family="text">
      <style:text-properties officeooo:rsid="014f4f8d"/>
    </style:style>
    <style:style style:name="T290" style:family="text">
      <style:text-properties officeooo:rsid="0150a9a7"/>
    </style:style>
    <style:style style:name="T291" style:family="text">
      <style:text-properties officeooo:rsid="01516f8f"/>
    </style:style>
    <style:style style:name="T292" style:family="text">
      <style:text-properties officeooo:rsid="0151d92d"/>
    </style:style>
    <style:style style:name="T293" style:family="text">
      <style:text-properties officeooo:rsid="01527c6c"/>
    </style:style>
    <style:style style:name="T294" style:family="text">
      <style:text-properties officeooo:rsid="0152f8c4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64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8"><text:a xlink:type="simple" xlink:href="#__RefHeading__256_1588513907" text:style-name="Index_20_Link" text:visited-style-name="Index_20_Link">Tartalom<text:tab/>2</text:a></text:p>
          <text:p text:style-name="P67"><text:a xlink:type="simple" xlink:href="#__RefHeading__1822_276372136" text:style-name="Index_20_Link" text:visited-style-name="Index_20_Link">1. Bevezető<text:tab/>4</text:a></text:p>
          <text:p text:style-name="P68"><text:a xlink:type="simple" xlink:href="#__RefHeading__1222_1284229645" text:style-name="Index_20_Link" text:visited-style-name="Index_20_Link">1.1. Motiváció<text:tab/>4</text:a></text:p>
          <text:p text:style-name="P69"><text:a xlink:type="simple" xlink:href="#__RefHeading__258_1588513907" text:style-name="Index_20_Link" text:visited-style-name="Index_20_Link">1.1.1. Webfejlesztés menete, mai módszertanok<text:tab/>4</text:a></text:p>
          <text:p text:style-name="P69"><text:a xlink:type="simple" xlink:href="#__RefHeading__260_1588513907" text:style-name="Index_20_Link" text:visited-style-name="Index_20_Link">1.1.2. Webfejlesztési trendek<text:tab/>5</text:a></text:p>
          <text:p text:style-name="P69"><text:a xlink:type="simple" xlink:href="#__RefHeading__316_1588513907" text:style-name="Index_20_Link" text:visited-style-name="Index_20_Link">1.1.3. Contour Framework létjogosultsága<text:tab/>5</text:a></text:p>
          <text:p text:style-name="P67"><text:a xlink:type="simple" xlink:href="#__RefHeading__1830_276372136" text:style-name="Index_20_Link" text:visited-style-name="Index_20_Link">2. Felhasználói dokumentáció<text:tab/>5</text:a></text:p>
          <text:p text:style-name="P68"><text:a xlink:type="simple" xlink:href="#__RefHeading__262_1588513907" text:style-name="Index_20_Link" text:visited-style-name="Index_20_Link">2.1. Alkalmazási területek<text:tab/>6</text:a></text:p>
          <text:p text:style-name="P68"><text:a xlink:type="simple" xlink:href="#__RefHeading__1832_276372136" text:style-name="Index_20_Link" text:visited-style-name="Index_20_Link">2.2. Rendszerkövetelmények<text:tab/>6</text:a></text:p>
          <text:p text:style-name="P68"><text:a xlink:type="simple" xlink:href="#__RefHeading__1834_276372136" text:style-name="Index_20_Link" text:visited-style-name="Index_20_Link">2.3. Demonstrációs alkalmazás telepítése<text:tab/>6</text:a></text:p>
          <text:p text:style-name="P68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69"><text:a xlink:type="simple" xlink:href="#__RefHeading__7992_1588513907" text:style-name="Index_20_Link" text:visited-style-name="Index_20_Link">2.4.1. A lapbetöltés folyamatai<text:tab/>8</text:a></text:p>
          <text:p text:style-name="P69"><text:a xlink:type="simple" xlink:href="#__RefHeading__1224_1284229645" text:style-name="Index_20_Link" text:visited-style-name="Index_20_Link">2.4.2. Alkalmazás funkcionalitása<text:tab/>10</text:a></text:p>
          <text:p text:style-name="P69"><text:a xlink:type="simple" xlink:href="#__RefHeading__7994_1588513907" text:style-name="Index_20_Link" text:visited-style-name="Index_20_Link">2.4.3. Megvalósítás a keretrendszer segítségével<text:tab/>12</text:a></text:p>
          <text:p text:style-name="P69"><text:a xlink:type="simple" xlink:href="#__RefHeading__8028_1588513907" text:style-name="Index_20_Link" text:visited-style-name="Index_20_Link">2.4.4. Tesztelés<text:tab/>15</text:a></text:p>
          <text:p text:style-name="P69"><text:a xlink:type="simple" xlink:href="#__RefHeading__1685_822235083" text:style-name="Index_20_Link" text:visited-style-name="Index_20_Link">2.4.5. Alkalmazás továbbfejlesztési lehetőségei<text:tab/>15</text:a></text:p>
          <text:p text:style-name="P67"><text:a xlink:type="simple" xlink:href="#__RefHeading__266_1588513907" text:style-name="Index_20_Link" text:visited-style-name="Index_20_Link">3. Fejlesztői dokumentáció<text:tab/>15</text:a></text:p>
          <text:p text:style-name="P68"><text:a xlink:type="simple" xlink:href="#__RefHeading__318_1588513907" text:style-name="Index_20_Link" text:visited-style-name="Index_20_Link">3.1 Vizió a kapcsolódó technológiák tükrében<text:tab/>15</text:a></text:p>
          <text:p text:style-name="P68"><text:a xlink:type="simple" xlink:href="#__RefHeading__7996_1588513907" text:style-name="Index_20_Link" text:visited-style-name="Index_20_Link">3.2 Megvalósítás problémái<text:tab/>16</text:a></text:p>
          <text:p text:style-name="P69"><text:a xlink:type="simple" xlink:href="#__RefHeading__7998_1588513907" text:style-name="Index_20_Link" text:visited-style-name="Index_20_Link">3.2.1. Modulrendszer felépítése<text:tab/>16</text:a></text:p>
          <text:p text:style-name="P69"><text:a xlink:type="simple" xlink:href="#__RefHeading__8000_1588513907" text:style-name="Index_20_Link" text:visited-style-name="Index_20_Link">3.2.2. API felépítés<text:tab/>16</text:a></text:p>
          <text:p text:style-name="P68"><text:a xlink:type="simple" xlink:href="#__RefHeading__8002_1588513907" text:style-name="Index_20_Link" text:visited-style-name="Index_20_Link">3.3. Modulok ismertetése<text:tab/>16</text:a></text:p>
          <text:p text:style-name="P69"><text:a xlink:type="simple" xlink:href="#__RefHeading__8004_1588513907" text:style-name="Index_20_Link" text:visited-style-name="Index_20_Link">3.3.1. Alapstruktúra felépítése<text:tab/>16</text:a></text:p>
          <text:p text:style-name="P69"><text:soft-page-break/><text:a xlink:type="simple" xlink:href="#__RefHeading__8006_1588513907" text:style-name="Index_20_Link" text:visited-style-name="Index_20_Link">3.3.2. Kommunikációs csomagok<text:tab/>16</text:a></text:p>
          <text:p text:style-name="P69"><text:a xlink:type="simple" xlink:href="#__RefHeading__8008_1588513907" text:style-name="Index_20_Link" text:visited-style-name="Index_20_Link">3.3.3. Logikai csomagok<text:tab/>17</text:a></text:p>
          <text:p text:style-name="P68"><text:a xlink:type="simple" xlink:href="#__RefHeading__1687_822235083" text:style-name="Index_20_Link" text:visited-style-name="Index_20_Link">3.4. Fejlesztéshez használt technológiák, módszerek<text:tab/>17</text:a></text:p>
          <text:p text:style-name="P68"><text:a xlink:type="simple" xlink:href="#__RefHeading__8010_1588513907" text:style-name="Index_20_Link" text:visited-style-name="Index_20_Link">3.5. További fejlesztési lehetőségek<text:tab/>17</text:a></text:p>
          <text:p text:style-name="P67"><text:a xlink:type="simple" xlink:href="#__RefHeading__1892_276372136" text:style-name="Index_20_Link" text:visited-style-name="Index_20_Link">4. Irodalomjegyzék<text:tab/>17</text:a></text:p>
        </text:index-body>
      </text:table-of-content>
      <text:h text:style-name="Heading_20_1" text:outline-level="1"/>
      <text:h text:style-name="P64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23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</text:span><text:span text:style-name="T19">(JScript, ActionScript)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4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3"><text:span text:style-name="T20">A legtöbb fejlesztő számára viszont 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10" text:outline-level="3"><text:bookmark-start text:name="__RefHeading__258_1588513907"/>1.1.1. Webfejlesztés menete, mai módszertanok<text:bookmark-end text:name="__RefHeading__258_1588513907"/></text:h>
      <text:p text:style-name="P24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195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-oldalra tagolva a fejlesztést. Így a sitebuilder és a backend fejlesztő - megfelelő tervezéssel - párhuzamosan dolgozhatnak. </text:span><text:span text:style-name="T24">Szerver-oldalon PHP nyelven kódoltam </text:span><text:span text:style-name="T25">alkalmazásaim</text:span><text:span text:style-name="T26">at</text:span><text:span text:style-name="T24"> és eleinte kényelmesnek tűnt a kliens-oldal eleresztése. </text:span><text:span text:style-name="T25">Később viszont úgy éreztem, hogy nagyon sok hiba adódik ezen két oldal egymástól független működéséből. Hiszen a bevett, elegáns szokás szerint a szerver a bejövő kérés válaszaként összeállítja a HTML kódot, majd annak végére fűzi a JavaScript modulok indításához szükséges információkat. </text:span><text:span text:style-name="T38">Ebben a</text:span><text:span text:style-name="T29"> munkamenetben</text:span><text:span text:style-name="T27"> </text:span><text:span text:style-name="T29">mindig a szerver állítja elő a HTML kódot, mely nagyon sok műveletet </text:span><text:soft-page-break/><text:span text:style-name="T29">jelent karakterláncokkal. És e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-oldalon pedig a JavaScript függőségekre kell legfőképp odafigyelni.</text:span></text:p>
      <text:h text:style-name="P105" text:outline-level="3"><text:bookmark-start text:name="__RefHeading__260_1588513907"/>1.1.2. Webfejlesztés<text:span text:style-name="T22">i trendek</text:span><text:bookmark-end text:name="__RefHeading__260_1588513907"/></text:h>
      <text:p text:style-name="P29"><text:span text:style-name="T32">Mára egyre többen építik az alkalmazásaikat inkább a kliens-oldalra, mintsem a szerver-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 már jó néhány alkalmazás logika bonyolítását végzi a böngésző, </text:span><text:span text:style-name="T35">de nem szűnik meg teljesen a szerver által előállított HTML kód. </text:span><text:span text:style-name="T196">Mára a cloud, azaz felhő rendszerek használata is egyre elterjedtebb, melynek segítségével a felhasználónak nem kell lokálisan tárolnia állományait, hanem egy távoli helyen, biztonságban tudhatja azokat. Ezen felbuzdúlva születnek sorra olyan a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06" text:outline-level="3"><text:bookmark-start text:name="__RefHeading__316_1588513907"/>1.1.3. Contour Framework létjogosultsága<text:bookmark-end text:name="__RefHeading__316_1588513907"/></text:h>
      <text:p text:style-name="Standard">// <text:span text:style-name="T244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7">Szakdolgozatom tárgya és terméke egy fejlesztői keretrendszer, így a felhasználói dokumentáció is csak fejlesztőknek szól<text:span text:style-name="T197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5"><text:span text:style-name="T40">A Contour Framework azoknak a szoftvereknek a fejlesztését segíti, melyek komplexitásukban, szolgáltatásaikban asztali alkalmazásokhoz közelítenek. </text:span><text:span text:style-name="T198">Ott </text:span><text:span text:style-name="T198">alkalmazható igazán, a</text:span><text:span text:style-name="T40">hol nem a lapbetöltés sebességének növelése a cél, hanem inkább a kód karbantarthatósága, a fejlesztési és tesztelési idő minimalizálása. </text:span><text:span text:style-name="T198">Azoknál az </text:span><text:span text:style-name="T199">szoftvereknél</text:span><text:span text:style-name="T198">, ahol </text:span><text:span text:style-name="T199">az </text:span><text:span text:style-name="T198">üzleti értékü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200">valamint a fentebb említett felhő alapú alkalmazások. </text:span><text:span text:style-name="T209">Ezúton említeném meg, hogy a szoftver MIT licensszel rendelkezik, így szabadon felhasználható.</text:span></text:p>
      <text:h text:style-name="P7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6"><text:span text:style-name="T42">Mint ahogy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201">gyorsítótár technológiái </text:span><text:span text:style-name="T44">maitt. Ezek mellett a MongoDB adatbázis</text:span><text:span text:style-name="T202">szerver </text:span><text:span text:style-name="T203">is </text:span><text:span text:style-name="T44">szükséges lesz a demonstrációs alkalmazáshoz. </text:span><text:span text:style-name="T204">A noSQL technológiák is egyre elterjedtebbek azokon a területeken, ahol a rendelkezésreállás fontosabb, mint a konzisztencia. Éppen ezért a </text:span><text:span text:style-name="T44">későbbiekben a </text:span><text:span text:style-name="T205">keretrendszer </text:span><text:span text:style-name="T44">munkamenet</text:span><text:span text:style-name="T205">-</text:span><text:span text:style-name="T44">kezelés</text:span><text:span text:style-name="T205">e</text:span><text:span text:style-name="T44"> is valamilyen hasonló noSQL adatbázisra építkezik maj</text:span><text:span text:style-name="T205">d</text:span><text:span text:style-name="T204">. </text:span><text:span text:style-name="T206">Így egyszerű struktúrában villámgyorsan lekérdezhetőek lesznek a felhasználók munkamenetei.</text:span></text:p>
      <text:p text:style-name="P26"><text:span text:style-name="T44">// </text:span><text:span text:style-name="T45">TODO link az nginx gyorsaság alátámasztására</text:span></text:p>
      <text:h text:style-name="P65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2288889244972634437" text:style-name="L1">
        <text:list-item>
          <text:p text:style-name="P78">Mindenek előtt rendelkeznünk kell egy Nginx szerverrel. A telepítésről bővebb információk: // TODO wiki.nginx.com vmi install</text:p>
        </text:list-item>
        <text:list-item>
          <text:p text:style-name="P72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71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73"><text:span text:style-name="T49">Továbbá szükséges lesz a MongoDB </text:span><text:span text:style-name="T50">adatbázis szerver telepítése, </text:span><text:span text:style-name="T233">és indítása.</text:span><text:span text:style-name="T50"> </text:span><text:span text:style-name="T51">// TODO: mongoDB install link</text:span></text:p>
        </text:list-item>
        <text:list-item>
          <text:p text:style-name="P74"><text:span text:style-name="T52">Ezután következhet a példa alkalmazás letöltése a git repository-kból. A frontend alkalmazás </text:span><text:a xlink:type="simple" xlink:href="https://github.com/kipal/NodeMongoAdmin/"><text:span text:style-name="T52">https://github.com/kipal/NodeMongoAdmin/</text:span></text:a><text:span text:style-name="T52"> link alatt érhető el, </text:span><text:span text:style-name="T53">az adatbázis API pedig </text:span><text:a xlink:type="simple" xlink:href="https://github.com/kipal/MongoAPI"><text:span text:style-name="T53">https://github.com/kipal/MongoAPI</text:span></text:a><text:span text:style-name="T53"> itt. </text:span><text:span text:style-name="T85">A konfigurációs állomány egy külön repository-ban helyezkedik el, mivel mind a két alkalmazás ugyanezt használja - </text:span><text:span text:style-name="T99">ezáltal</text:span><text:span text:style-name="T85"> „ismerik” egymást. Célszerű volt ezek submodule-jaként felvenni a konfigurációs repository-t. Ebből következik, hogy a repository-k klónozásakor kezdeményezni kell a submodule-ok rekurzív lekérését. </text:span><text:span text:style-name="T86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75"><text:span text:style-name="T207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84"> paranccsal indíthatjuk el. </text:span><text:span text:style-name="T98">Két alkalmazásnak különböző </text:span><text:span text:style-name="T98">függőségei is vannak</text:span><text:span text:style-name="T84">, így mind a két helyen ki kell adnunk ezt a parancsot.</text:span></text:p>
        </text:list-item>
        <text:list-item>
          <text:p text:style-name="P76"><text:span text:style-name="T54">Indításuk pedig a </text:span><text:span text:style-name="T55">node start-frontend.js </text:span><text:span text:style-name="T80">és a </text:span><text:span text:style-name="T55">node start-api.js</text:span><text:span text:style-name="T80"> parancsokkal történik.</text:span></text:p>
          <text:p text:style-name="P77"><text:span text:style-name="T81">Ha minden sikeresen lezajlott, akkor </text:span><text:span text:style-name="T82">a következő képernyő tárul elénk, </text:span><text:span text:style-name="T83">melyen a betöltött modulok jelennek meg.</text:span></text:p>
          <text:p text:style-name="P79">// TODO képernyőkép </text:p>
        </text:list-item>
      </text:list>
      <text:h text:style-name="P66" text:outline-level="2"><text:bookmark-start text:name="__RefHeading__7990_1588513907"/><text:soft-page-break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28"><text:span text:style-name="T208">Ha sikeresen elindult a demonstrációs alkalmazás, akkor a „</text:span><text:a xlink:type="simple" xlink:href="http://localhost/"><text:span text:style-name="T208">http://localhost</text:span></text:a><text:span text:style-name="T208">”-ot begépelve a böngésző URL sorába a következő képernyő jelenik meg.</text:span></text:p>
      <text:p text:style-name="P35">// TODO képernyőkép</text:p>
      <text:h text:style-name="P100" text:outline-level="3"><text:bookmark-start text:name="__RefHeading__7992_1588513907"/><text:span text:style-name="T13">2.4.1. </text:span><text:span text:style-name="T210">A lapbetöltés folyamatai</text:span><text:bookmark-end text:name="__RefHeading__7992_1588513907"/></text:h>
      <text:p text:style-name="P30"><text:span text:style-name="T210">// </text:span><text:span text:style-name="T211">TODO </text:span><text:a xlink:type="simple" xlink:href="http://fejlodesutjan.hu/contour/flowchart.png"><text:span text:style-name="T211">http://fejlodesutjan.hu/contour/flowchart.png</text:span></text:a></text:p>
      <text:p text:style-name="P36">A fenti ábrán jól látszik(// TODO ábraszám), hogy a lapbetöltés valamelyest eltér a megszokottól. A bevett szokás szerint a böngésző egy hoszttól URI-k alapján szinkron hívást indít, melynek a végeredménye egy HTML kód, <text:span text:style-name="T226">mely linkek formájában tartalmazza a különböző URI-kat</text:span>. Ezzel persze jöhetnek még továbbá JavaScript kódok is, melyek aszinkron hivásokat is indíthatnak. Az Contour Frameworkben viszont a lapbetöltés már az alkalmazás részének számít, így a következőképp alakul.</text:p>
      <text:list xml:id="list6822885888618709884" text:style-name="WWNum12">
        <text:list-header>
          <text:h text:style-name="P86" text:outline-level="4">Szinkron hívások</text:h>
        </text:list-header>
      </text:list>
      <text:p text:style-name="P30"><text:span text:style-name="T211">Sajnos a böngésző, csak úgy képes felépíteni egy HTML oldalt, ha </text:span><text:span text:style-name="T212">a szinkron kérésére,</text:span><text:span text:style-name="T211"> a szerver válasza is HTML formátumú. Így megkerülhetetlen, hogy legalább egy szinkronhívást kezdeményezzen a kliens, mely esetünkben a „/” jelenti. </text:span><text:span text:style-name="T212">Ekkor a következő választ adja a szerver.</text:span></text:p>
      <text:p text:style-name="P30"><text:span text:style-name="T212">// </text:span><text:span text:style-name="T213">TODO html válasz bemásolása</text:span></text:p>
      <text:p text:style-name="P31"><text:span text:style-name="T213">Ez egy jól áttekinthető, minimális hosszúságú kód, mely két JavaScript forrást kér, a keretrendszer és az alkalmazás kódját. </text:span><text:span text:style-name="T214">Ezek további két szinkronhívást jelentenek, melyeket csak a szeparáltság kedvéért válogattam szét. </text:span><text:span text:style-name="T216">Természetesen szerepelhetnének a kódba ágyazva is.</text:span></text:p>
      <text:list xml:id="list1042052247" text:continue-numbering="true" text:style-name="WWNum12">
        <text:list-header>
          <text:h text:style-name="P87" text:outline-level="4"><text:span text:style-name="T215">Kliensoldali kódok generálása, </text:span><text:span text:style-name="T217">küldése</text:span></text:h>
        </text:list-header>
      </text:list>
      <text:p text:style-name="P32"><text:span text:style-name="T218">A rendszer ezen a ponton viselkedik teljesen különböző módon, mint eddigi társai. </text:span><text:span text:style-name="T219">Az </text:span><text:span text:style-name="T220">jólbevált</text:span><text:span text:style-name="T219"> módszertanok a JavaScript forrásokat statikus, előre tömörített tartalmakként k</text:span><text:span text:style-name="T220">ezelték, és küldték ki a kliensekhez</text:span><text:span text:style-name="T219">. </text:span><text:span text:style-name="T221">A Contour Frameworkben viszont ezeket a kódokat a saját forrásaiból állítja elő. Megértéséhez vegyünk egy komplexebb példát.</text:span></text:p>
      <text:p text:style-name="P37">// TODO egy példakód bemásolása</text:p>
      <text:p text:style-name="P33"><text:soft-page-break/><text:span text:style-name="T222">Egy fő szempont volt számomra, hogy minél inkább hasonlítsanak a kódok az osztályalapú tervezéshez. </text:span><text:span text:style-name="T223">Viszont szándékosan nem szeretném az egyes modulokat osztályoknak hívni, mert kilép az osztály korlátai közül, a benne szereplő konstruktor függvény/függvények lehetőségei pedig alulmúlják azokat.</text:span></text:p>
      <text:p text:style-name="P34"><text:span text:style-name="T224">A NodeJS a CommonJS által lefektetett modulrendszerre alapszik. Egy fájlt egy modulnak tekinthetünk, melynek az egyetlen behatolási pontja a </text:span><text:span text:style-name="T57">module.exports</text:span><text:span text:style-name="T87"> alatt található. Létrehoztam egy absztrakt </text:span><text:span text:style-name="T57">Module </text:span><text:span text:style-name="T87">konstruktor függvényt, mely paraménterként egy függvényt vár. Ez nem csak egyszerűen egy függvény, hiszen a később megadott függőségekkel module mintaként indítja azt. </text:span><text:span text:style-name="T88">Ezáltal megoldhatóvá vált, hogy az alkalmazás indításakor az összes fájl betöltődjön, és megkapja azokat a modulokat, melyektől függ. </text:span><text:span text:style-name="T87">Ez jól szeparálttá teszi a kódot, </text:span><text:span text:style-name="T88">és nem kell használni sehol sem a </text:span><text:span text:style-name="T58">require </text:span><text:span text:style-name="T88">parancsot</text:span><text:span text:style-name="T87">. Persze a </text:span><text:span text:style-name="T57">Module</text:span><text:span text:style-name="T87"> </text:span><text:span text:style-name="T88">a paraméterként megkapott modul függvényt nem tudja továbbküldeni a kliensoldalra. Ezért létrehoztam ennek egy gyermek konstruktor függvényét, melyet </text:span><text:span text:style-name="T58">ClientScript-</text:span><text:span text:style-name="T88">nek hívok. Ez már kibővített funkcionalitásaival felkínálja a modult szerver és kliens-oldali használatra egyaránt. </text:span></text:p>
      <text:p text:style-name="P38"><text:span text:style-name="T89">Előszöris a konstruktor függvény bemutatásával kezdeném a </text:span><text:span text:style-name="T90">felépítés jellemzését. </text:span><text:span text:style-name="T91">Ennek a neve esetünkben </text:span><text:span text:style-name="T59">LeftMenuElementWidget</text:span><text:span text:style-name="T91">, </text:span><text:span text:style-name="T100">ahogy az a mintán is látszik//TODO ábrajegyzék kódja</text:span><text:span text:style-name="T91">. </text:span><text:span text:style-name="T101">Fontos megemlíteni, hogy</text:span><text:span text:style-name="T93"> a modul végén ez lesz a visszatérési érték is</text:span><text:span text:style-name="T91"> </text:span><text:span text:style-name="T92">A TODO jelölt pontokon származtatja magát a </text:span><text:span text:style-name="T60">CommonWidget</text:span><text:span text:style-name="T92">-ből</text:span><text:span text:style-name="T93">. </text:span><text:span text:style-name="T94">Lentebb a </text:span><text:span text:style-name="T61">signUp</text:span><text:span text:style-name="T94"> metódusban lehet feliratni a modult, hogy kikerüljön kliens-oldalra. </text:span><text:span text:style-name="T101">Ez a metódus </text:span><text:span text:style-name="T94">lehetőséget nyújt a modul </text:span><text:span text:style-name="T102">meta adatainak feltöltésére, valmint manipulálására is</text:span><text:span text:style-name="T94">. A </text:span><text:span text:style-name="T61">name</text:span><text:span text:style-name="T94"> kötelezően </text:span><text:span text:style-name="T96">feltöltendő</text:span><text:span text:style-name="T94"> </text:span><text:span text:style-name="T96">attribútum</text:span><text:span text:style-name="T94">, </text:span><text:span text:style-name="T95">melyben értelemszerűen meg kell adni a modul nevét. </text:span><text:span text:style-name="T96">A </text:span><text:span text:style-name="T63">dep</text:span><text:span text:style-name="T96"> kulcs dependencies-t rövidíti, mely alatt sorakoznak a modul által használni kívánt egyéb modulok. Itt jegyezném meg, hogy a modulokra hivatkozó karakterláncok, mindig pontokkal elválasztva szerepelnek.</text:span><text:span text:style-name="T95"> </text:span><text:span text:style-name="T96">P</text:span><text:span text:style-name="T95">refixként </text:span><text:span text:style-name="T96">az </text:span><text:span text:style-name="T95">elérési </text:span><text:span text:style-name="T96">utat kell megadni, </text:span><text:span text:style-name="T97">és </text:span><text:span text:style-name="T103">a </text:span><text:span text:style-name="T97">modul neve kötelezően megegyezik a fájl nevével,</text:span><text:span text:style-name="T95"> akár csak Java-ban az </text:span><text:span text:style-name="T62">import</text:span><text:span text:style-name="T95"> parancs eseté</text:span><text:span text:style-name="T97">n. </text:span><text:span text:style-name="T103">A </text:span><text:span text:style-name="T64">name</text:span><text:span text:style-name="T103"> attribútumban viszont a gyökér pontot nem kell megadni, hiszen csak ahhoz tartozhat.</text:span></text:p>
      <text:p text:style-name="P34"><text:span text:style-name="T224">// TODO commonjsre bizonyítékként link </text:span><text:span text:style-name="T225">+ lehet, hogy itt a module-ról szóló részt inkább a fejlesztői doksiba kellene tenni.</text:span></text:p>
      <text:list xml:id="list1583477161" text:continue-numbering="true" text:style-name="WWNum12">
        <text:list-header>
          <text:h text:style-name="P88" text:outline-level="4"><text:soft-page-break/>Aszinkron hívások</text:h>
        </text:list-header>
      </text:list>
      <text:p text:style-name="P39"><text:span text:style-name="T227">Miután betöltődött az alkalmazás, már csak aszinkron hivások indulnak a szerver felé, </text:span><text:span text:style-name="T228">méghozzá egyetlen végpontra. </text:span><text:span text:style-name="T229">Ez a végpont csak JSON kéréseket tud fogadni, mert azt megpróbálja </text:span><text:span text:style-name="T65">Request</text:span><text:span text:style-name="T104"> objektummá alakítani, </text:span><text:span text:style-name="T105">ellenkező esetben </text:span><text:span text:style-name="T106">a kérés hibával tér vissza. </text:span><text:span text:style-name="T107">Persze a hívás lebonyolítására készült egy </text:span><text:span text:style-name="T66">RequestHandler</text:span><text:span text:style-name="T107"> nevű modul, mely csak a megfelelő formában tud kommunikálni, elkerülve a hibákat.</text:span></text:p>
      <text:h text:style-name="P101" text:outline-level="3"><text:bookmark-start text:name="__RefHeading__1224_1284229645"/><text:span text:style-name="T13">2.4.</text:span><text:span text:style-name="T210">2</text:span><text:span text:style-name="T13">. </text:span><text:span text:style-name="T14">Alkalmazás funkcionalitása</text:span><text:bookmark-end text:name="__RefHeading__1224_1284229645"/></text:h>
      <text:p text:style-name="P40"><text:span text:style-name="T230">Demonstrációs alkalmazásnak egy adatbázis kezelőt választottam, melyet a </text:span><text:span text:style-name="T232">jól ismert </text:span><text:span text:style-name="T67">phpMyAdmin</text:span><text:span text:style-name="T230"> inspirált, így lett a neve „NodeMyMongo”. Azért is került erre a választás, mert a szakdolgozat leadásakor, a MongoDB adatbázishoz nem találtam NodeJS-ben írt grafikus, webes kezelő szoftvert. </text:span><text:span text:style-name="T231">Persze a MongoDB funkcionalitásai széleskörűek, így kezdetben csak egy olyan szoftvert </text:span><text:span text:style-name="T232">hoztam létre</text:span><text:span text:style-name="T231">, mely az alapvető, mindennapi adatbázis funkciókat látja el.</text:span></text:p>
      <text:p text:style-name="P40"><text:span text:style-name="T231">// </text:span><text:span text:style-name="T232">TODO Újabb képernyőkép számozással, vagy vmi jelöléssel</text:span></text:p>
      <text:p text:style-name="P56">Jelenleg két fő menüpont érhető el. A „Browse” melynek lehetőséget kínál az adatbázisok megtekintéséhez, és módosításához, valamint a „Status”, mely megjeleníti <text:span text:style-name="T248">00</text:span>az adatbázis szerver aktuális állapotát.</text:p>
      <text:list xml:id="list150902209" text:continue-numbering="true" text:style-name="WWNum12">
        <text:list-header>
          <text:h text:style-name="P90" text:outline-level="4">Adatbázis műveletek</text:h>
        </text:list-header>
      </text:list>
      <text:p text:style-name="P41"><text:span text:style-name="T108">A baloldali dobozban egy listában szerepelnek a szerveren </text:span><text:span text:style-name="T109">fellelhető</text:span><text:span text:style-name="T108"> adatbázisok. </text:span><text:span text:style-name="T110">Elütő színnel szereplnek a „capped” adatbázisok, ezzel is jelezve, hogy nem belőlük nem lehet dokumentumokat törölni. </text:span><text:span text:style-name="T111">Egy elemre kattintva betöltődnek az aktuállis kollekciók. </text:span><text:span text:style-name="T112">Az elemek mellett pedig szerepel egy „-” gomb, melyre duplán kattintva törlődik az adatbázis. </text:span><text:span text:style-name="T113">Új adatbázis felviteléhez pedig a lista legelső elemében szerepel egy input mező, mely az adatbázis nevét várja. A mellette látható „+” gombra kattintva létrejön az adatbázis.</text:span></text:p>
      <text:list xml:id="list1699826932" text:continue-numbering="true" text:style-name="WWNum12">
        <text:list-header>
          <text:h text:style-name="P89" text:outline-level="4">Kollekció műveletek</text:h>
        </text:list-header>
      </text:list>
      <text:p text:style-name="P42"><text:span text:style-name="T234">Ahogy már fentebb említettem, egy adatbázisra kattintva megjelennek annak kollekciói. </text:span><text:span text:style-name="T236">Egy elemre kattintva betöltődik a jobb oldalon elhelyezkedő munkaterületre a benne található dokumentumok. </text:span><text:span text:style-name="T235">Minden </text:span><text:span text:style-name="T236">kollekció</text:span><text:span text:style-name="T235"> mellett szerepel egy „-” gomb – akárcsak az adatbázisoknál –, melyre kattintva törlődik az aktuális kollekció. </text:span><text:span text:style-name="T237">A lista utolsó eleme pedig egy input mező, mely hasonlóképp működik, mint az </text:span><text:soft-page-break/><text:span text:style-name="T237">adatbázisoknál, s a „+” gombra kattintva felvételre kerül a megfelelő adatbázis alá az új kollekció.</text:span></text:p>
      <text:list xml:id="list2124051933" text:continue-numbering="true" text:style-name="WWNum12">
        <text:list-header>
          <text:h text:style-name="P90" text:outline-level="4">Dokumentum műveletek</text:h>
        </text:list-header>
      </text:list>
      <text:p text:style-name="P44"><text:span text:style-name="T238">A jobboldali munkaterületen az aktuálisan kiválasztott kollekció dokumentuma</text:span><text:span text:style-name="T239">inak listája található</text:span><text:span text:style-name="T238">. </text:span><text:span text:style-name="T239">A </text:span><text:span text:style-name="T248">M</text:span><text:span text:style-name="T239">ongoDB adatbázisban egy dokumentum felvételekor </text:span><text:span text:style-name="T249">automatikusan bekerült az elsődleges kulcs </text:span><text:span text:style-name="T239">az </text:span><text:span text:style-name="T68">_id</text:span><text:span text:style-name="T114"> </text:span><text:span text:style-name="T117">attribútum</text:span><text:span text:style-name="T114"> alá, </text:span><text:span text:style-name="T117">aminek az értéke egy generált hash.</text:span><text:span text:style-name="T114"> </text:span><text:span text:style-name="T118">Ezek kizárólagosan azonosítják az egyes dokumentumokat így a</text:span><text:span text:style-name="T115"> list</text:span><text:span text:style-name="T118">aelemek csukott állapotában</text:span><text:span text:style-name="T115"> csak ezek jelennek meg, majd rájuk kattintva nyílik le egy doboz a tartalmukkal. </text:span><text:span text:style-name="T119">A lenyitott állapotban a tartalom táblázatba rendezve jelenik meg. </text:span><text:span text:style-name="T120">Az első oszlopban a kulcsok, a másodikban pedig az értékek szereplnek. Ezek mind input mezők, így szerkeszthetőek is, </text:span><text:span text:style-name="T121">kivéve az </text:span><text:span text:style-name="T69">_id</text:span><text:span text:style-name="T121"> attribútum, mert ez a konzisztencia </text:span><text:span text:style-name="T122">fenntartása végett</text:span><text:span text:style-name="T121"> nem módosítható. </text:span><text:span text:style-name="T123">A módosítható elemek mellett viszont szerepel még egy „-” gomb is, melyre kattintva eltűnik az adott sor. </text:span><text:span text:style-name="T124">A táblázat utolsó sorában szerepelnek az „Operations”, azaz a dokumentummal kapcsolatos műveletek. </text:span><text:span text:style-name="T125">A következő cellában három gomb látható. Az első egy „+” felíratú, melyre kattintva felkerül egy újabb sor a táblázatba. Az azt követő pedig a „Save”, vagyis a mentést kezdeményezi. Itt megemlíteném, hogy a dokumentum változásai addig nem történnek meg szerver-oldalon, míg erre a gombra nem kattintott a felhasználó. </text:span><text:span text:style-name="T126">Az utolsó pedig a „Remove”, azaz a törlés gomb. Erre kattintva rögtön eltűnik az elem a listából. Ez az egyetlen művelet, ami után nem kell mentést indítani.</text:span></text:p>
      <text:p text:style-name="P45"><text:span text:style-name="T115">// </text:span><text:span text:style-name="T116">TODO </text:span><text:span text:style-name="T119">képernyőkép egy dokumentumról, hogy nagyban is látszódjon</text:span><text:span text:style-name="T116">.</text:span></text:p>
      <text:p text:style-name="P43"><text:span text:style-name="T127">A dokumentum lista alatt található egy doboz „Add new document” </text:span><text:span text:style-name="T128">címmel</text:span><text:span text:style-name="T127">. </text:span><text:span text:style-name="T129">Ahogy a felvételkor, itt is táblázatba vannak rendezve a kitölthető inputmezők. </text:span><text:span text:style-name="T130">A „+” gombra kattintva újabb sort ad a táblázatunkhoz, hogy újabb jellemzőket adhassunk meg a dokumentumnak. </text:span><text:span text:style-name="T131">Itt is minden sor végén található egy „-” gomb, mellyel eltűntethetjük az aktuális sort. </text:span><text:span text:style-name="T132">Persze legalább egy sornak maradnia kell, így egy sor esetén nem fog törölni. </text:span><text:span text:style-name="T133">A „Save” gomb pedig itt is a mentésre szolgál. Sikeres mentés esetén újratöltődik a dokumentum lista, melyben már szereplni fog </text:span><text:span text:style-name="T134">a legutóbb felvett elem is.</text:span></text:p>
      <text:p text:style-name="P46"><text:span text:style-name="T115">// </text:span><text:span text:style-name="T116">TODO </text:span><text:span text:style-name="T129">szintén</text:span><text:span text:style-name="T116"> </text:span><text:span text:style-name="T119">képernyőkép egy dokumentum </text:span><text:span text:style-name="T129">saverről</text:span><text:span text:style-name="T119">, hogy nagyban is látszódjon</text:span><text:span text:style-name="T116">.</text:span></text:p>
      <text:list xml:id="list786648327" text:continue-numbering="true" text:style-name="WWNum12">
        <text:list-header>
          <text:h text:style-name="P91" text:outline-level="4"><text:soft-page-break/>Szerver s<text:span text:style-name="T240">tátusz</text:span></text:h>
        </text:list-header>
      </text:list>
      <text:p text:style-name="P48">A menüsoron a „Status” gombra kattintva jelenik meg a munkaterületen a szerver aktuális mérőszámai. <text:span text:style-name="T250">Itt csak egy faszerkezetű listába rendezve jelennek meg az adatbázis szerver által szolgáltatott adatok. </text:span><text:span text:style-name="T251">Ha az adatbázis nem elérhető, akkor azt is tudatja velünk.</text:span></text:p>
      <text:p text:style-name="P48"><text:span text:style-name="T251">// </text:span><text:span text:style-name="T252">TODO hogyan tudatja velünk (üzenet)</text:span></text:p>
      <text:p text:style-name="P47"><text:span text:style-name="T240">// </text:span><text:span text:style-name="T241">TODO </text:span><text:span text:style-name="T250">képernyőkép.</text:span></text:p>
      <text:h text:style-name="P102" text:outline-level="3"><text:bookmark-start text:name="__RefHeading__7994_1588513907"/><text:span text:style-name="T14">2.4.</text:span><text:span text:style-name="T210">3</text:span><text:span text:style-name="T14">. Megvalósítás</text:span><text:span text:style-name="T242"> a keretrendszer segítségével</text:span><text:bookmark-end text:name="__RefHeading__7994_1588513907"/></text:h>
      <text:p text:style-name="P57">// <text:span text:style-name="T253">TODO ide kellene vmi bevezető, hogy pl a phpmyadmin hogyan csinálja. </text:span><text:span text:style-name="T266">+ modulrendszerről bevezetőt (Contour prefix jelentése, Service prefix jelentése).</text:span></text:p>
      <text:list xml:id="list378448742" text:continue-numbering="true" text:style-name="WWNum12">
        <text:list-header>
          <text:h text:style-name="P92" text:outline-level="4"><text:span text:style-name="T243">Frontend </text:span><text:span text:style-name="T287">szolgáltatás</text:span><text:span text:style-name="T243"> –</text:span><text:span text:style-name="T245"> szerver oldal</text:span></text:h>
        </text:list-header>
      </text:list>
      <text:p text:style-name="P59"><text:span text:style-name="T254">Az alkalmazás belépési pontja a „start-frontend.js” </text:span><text:span text:style-name="T257">fájl</text:span><text:span text:style-name="T254">. </text:span><text:span text:style-name="T255">Itt </text:span><text:span text:style-name="T256">elsősorban betöltődik</text:span><text:span text:style-name="T255"> a keretrendszert, majd a segítségével a</text:span><text:span text:style-name="T256">z aktuális </text:span><text:span text:style-name="T255">szerviz moduljai. </text:span><text:span text:style-name="T260">Itt felhívnám a figyelmet, hogy a „</text:span><text:span text:style-name="T286">Service.Core.Bootstrap</text:span><text:span text:style-name="T260">” modul abszolút elérésére. Mivel ezen a ponton még nem ismeretesek a keretrendszer által kínált modulok, ezért teljes elérési úttal hívatkozik a példányosításkor.</text:span><text:span text:style-name="T255"> </text:span><text:span text:style-name="T258">Utolsó lépésében <text:s/>elindítja a „</text:span><text:span text:style-name="T261">B</text:span><text:span text:style-name="T258">ootstrap”-et, </text:span><text:span text:style-name="T259">átadva neki a</text:span><text:span text:style-name="T258"> szerver</text:span><text:span text:style-name="T259"> </text:span><text:span text:style-name="T258">konfigurációs állomány</text:span><text:span text:style-name="T259">át</text:span><text:span text:style-name="T258">. </text:span><text:span text:style-name="T261">Ez </text:span><text:span text:style-name="T258">a keretrendszer</text:span><text:span text:style-name="T262">t használó alkalmazás</text:span><text:span text:style-name="T261"> </text:span><text:span text:style-name="T258">indítására </text:span><text:span text:style-name="T259">szolgál, tehát ez indítja el HTTP szervert feltöltve azt minden hozzá szükséges modullal.</text:span></text:p>
      <text:p text:style-name="P58"><text:span text:style-name="T263">A demonstrációs alkalmazás a „Contour.Frontend.Http.Server” modult használja <text:s/>a HTTP szerver kezelésére, </text:span><text:span text:style-name="T264">mely egy egyszerű gyerekmodulja a „Contour.Core.Http.AbstractServer”-nek. </text:span><text:span text:style-name="T265">Ennek csupán egy felelőssége van, hogy a paraméterként megadott porton elindítsa magát, valamint a bejövő kéréseket továbbítsa a szintén paraméterként átadott „ResponseHandler”-nek. </text:span><text:span text:style-name="T266">Esetünkben ez a „Contour.Frontend.Http.ResponseHandler”, </text:span><text:span text:style-name="T281">ami a következő - a 2.4.1-es részben már említett három szinkron és egy aszinkron – végpontokat tartja fenn</text:span><text:span text:style-name="T280">:</text:span></text:p>
      <text:list xml:id="list7141334060903588309" text:style-name="L2">
        <text:list-item>
          <text:p text:style-name="P81"><text:span text:style-name="T266">„/” útvonalú </text:span><text:span text:style-name="T266">kérésre visszaküldi a HTML kódot, benne a két JavaScript forrás hivatkoz</text:span><text:span text:style-name="T267">ást.</text:span></text:p>
        </text:list-item>
        <text:list-item>
          <text:p text:style-name="P84">„/contour” útvonalú kéréskor a keretrendszer kód regiszterétől kéri a kliensoldali kódok generálását, hogy küldhesse válaszul.</text:p>
        </text:list-item>
        <text:list-item>
          <text:p text:style-name="P84"><text:soft-page-break/>„/app” útvonalú kérés hasonlóképp zajlik, mint az előző, itt viszont az alkalmazás kód regiszterét hívja meg.</text:p>
        </text:list-item>
        <text:list-item>
          <text:p text:style-name="P82"><text:span text:style-name="T267">„/q” útvonalú kérések viszont már </text:span><text:span text:style-name="T269">tartalmaznak</text:span><text:span text:style-name="T268"> </text:span><text:span text:style-name="T70">POST</text:span><text:span text:style-name="T268"> metódussal küldött paramétereket is. Ez az útvonal </text:span><text:span text:style-name="T270">a futó alkalmazás</text:span><text:span text:style-name="T268"> aszinkron hívás</text:span><text:span text:style-name="T270">aira</text:span><text:span text:style-name="T268"> van fenntartva, és a kérés paramétereit a „</text:span><text:span text:style-name="T266">Contour.Frontend.Http.</text:span><text:span text:style-name="T268">Router”-nek adja át további feldolgozásra. </text:span><text:span text:style-name="T271">Ha az „api” kulcs alatt nem a „frontend” érték szerepel, akkor </text:span><text:span text:style-name="T272">proxy-ként viselkedve </text:span><text:span text:style-name="T271">továbbítja a megfelelő apinak a kérést, </text:span><text:span text:style-name="T272">majd annak a válaszát küldi vissza klienshez.</text:span></text:p>
          <text:p text:style-name="P83"><text:span text:style-name="T274">Itt térnék ki a</text:span><text:span text:style-name="T273"> kommunikációs forma szabványosítására. </text:span><text:span text:style-name="T275">A keretrendszer tervezésénél elsődleges szempont volt az API-s felépítés támogatása, így célszerűnek találtam a kommunikáció absztraktálását, a kérések – válaszok formájának megkötését. </text:span><text:span text:style-name="T276">Tehát a kliens ugyanúgy kommunikál a frontend szerverrel, mint a frontend szerver az API</text:span><text:span text:style-name="T277">-</text:span><text:span text:style-name="T276">val</text:span><text:span text:style-name="T277">. Mindez a "Contour.Frontend.Http.RequestHandler" modul segítségével történik, mely ékes példája ugyanazon modul kliens és szerver-oldali hasznosítására. </text:span><text:span text:style-name="T278">A kódban jól látszik a kommentelt rész </text:span><text:span text:style-name="T283">a</text:span><text:span text:style-name="T278"> „</text:span><text:span text:style-name="T279">&lt;publish&gt;</text:span><text:span text:style-name="T278">” </text:span><text:span text:style-name="T279">- </text:span><text:span text:style-name="T278">„</text:span><text:span text:style-name="T279">&lt;/publish&gt;</text:span><text:span text:style-name="T278">” </text:span><text:span text:style-name="T279">tokenek között</text:span><text:span text:style-name="T278">, mely - ahogy már fentebb említettem </text:span><text:span text:style-name="T279">-</text:span><text:span text:style-name="T278"> kikerül a kliensoldr</text:span><text:span text:style-name="T282">a</text:span><text:span text:style-name="T278">. </text:span><text:span text:style-name="T279">V</text:span><text:span text:style-name="T278">iszont a „&lt;private&gt;” - „&lt;/private&gt;” token</text:span><text:span text:style-name="T284">ek</text:span><text:span text:style-name="T278"> között lévő kód csak a szerver-oldalon elérhető. </text:span><text:span text:style-name="T279">Ebben a két elkülönített részben ugyazaz a metódus van definiálva, csak a két oldal szerint eltérő </text:span><text:span text:style-name="T285">módon</text:span><text:span text:style-name="T279">, hiszen a kliensek az </text:span><text:span text:style-name="T71">XMLHttpRequest</text:span><text:span text:style-name="T135"> típusú objektumokkal képesek aszinkron hívásokat indítani, a NodeJS pedig a </text:span><text:span text:style-name="T71">http.request</text:span><text:span text:style-name="T135"> metódusával biztosítja ugyanezt.</text:span></text:p>
        </text:list-item>
      </text:list>
      <text:list xml:id="list1967400937" text:continue-list="list378448742" text:style-name="WWNum12">
        <text:list-header>
          <text:h text:style-name="P93" text:outline-level="4">Frontend <text:span text:style-name="T287">szolgáltatás</text:span> - kliens-oldal</text:h>
        </text:list-header>
      </text:list>
      <text:p text:style-name="Standard"><text:span text:style-name="T243">// </text:span><text:span text:style-name="T246">TODO mi az a widget, hogyan épül az MVC-re, MongoModel, View-k tárgyalása.</text:span></text:p>
      <text:p text:style-name="P59"><text:span text:style-name="T286">A kliens-oldali alkalmazás kódja az előző bekezdésben leírt módon betöltődik a bőngészőbe - a függőségek szerint helyes sorrendben rendezve a modulokat. Majd itt is a „Service.Core.Bootstrap” indítja el a szoftvert, mely a </text:span><text:span text:style-name="T72">DOMContentLoaded</text:span><text:span text:style-name="T136"> eseményre regisztrálja a „run” metódusát. </text:span><text:span text:style-name="T137">Ez az esemény indul el, ha már betöltődött az egész HTML kód a böngészőbe.</text:span></text:p>
      <text:p text:style-name="P62"><text:soft-page-break/><text:span text:style-name="T138">A böngészőben futó kódot szerettem volna MVC mintára építeni úgy, hogy a</text:span><text:span text:style-name="T140">z egyes kontrollerek</text:span><text:span text:style-name="T138"> a felületen is jól látható módon különül</text:span><text:span text:style-name="T139">jenek el egymástól. </text:span><text:span text:style-name="T143">Többféle gyakorlati megvalósítása van ennek a mintának, viszont általában közös bennünk, hogy nem csak egy nézethez köthetőek, hanem bármelyet példányosíthatják és használhatják.</text:span><text:span text:style-name="T138"> </text:span><text:span text:style-name="T139">Ezért </text:span><text:span text:style-name="T140">inkább a kontrollerek egy gyerekmodulját használom, a widgeteket. </text:span><text:span text:style-name="T141">A</text:span><text:span text:style-name="T140"> widget speciálisabb a kontrollernél, mivel neki biztosan van egy hozzárendelt nézet – azaz view – modul</text:span><text:span text:style-name="T141">ból származó példánya </text:span><text:span text:style-name="T140">is. </text:span><text:span text:style-name="T142">Ennek segítségével a widget által definiált metódusok ráköthetőek a nézet egyes eseményeire. Így a nézeten keresztül </text:span><text:span text:style-name="T143">érkező</text:span><text:span text:style-name="T142"> eseményt ténylegesen a widget tudja lekezelni, akárcsak az MVC mintában. </text:span><text:span text:style-name="T144">Ebből adódik, hogy egy widget példányosításakor meg kell adni azt a DOM elemet, ami az ő nézetének a csomópontja lesz.</text:span><text:span text:style-name="T142"> </text:span><text:span text:style-name="T144">Természetesen egy nézet példány nem egy DOM elemet jelent, hanem azoknak egy halmazát, mivel képes létrehozni több </text:span><text:span text:style-name="T145">gyerek </text:span><text:span text:style-name="T144">DOM elemet. </text:span></text:p>
      <text:p text:style-name="P62"><text:span text:style-name="T167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76">Ez számos területen hasznos, hogyha a egy művelethez olyan adatra van szüksége egy gyerekwidgetnek, mely valójában nem tekinthető a sajátjának, viszont a művelethez kötelezően szüksége van rá.</text:span></text:p>
      <text:p text:style-name="P60"><text:span text:style-name="T146">Így hát a „Bootstrap” is két widgetet példányosít, a „HeadWidget”-et, és a „BodyWidget”-et. </text:span><text:span text:style-name="T147">Értelemszerűen e két widget hatáskörébe tartoznak a </text:span><text:span text:style-name="T73">head</text:span><text:span text:style-name="T147"> és a </text:span><text:span text:style-name="T73">body</text:span><text:span text:style-name="T147"> DOM elemek. </text:span><text:span text:style-name="T148">A „BodyWidget” létrehoz egy „IntroWidget”-et, valamint egy „Center”- és egy „MenuWidget”-et. </text:span><text:span text:style-name="T149">Az „IntroWidget”-hez tartozó „IntroView” úgy manipulálja <text:s/></text:span><text:span text:style-name="T155">saját</text:span><text:span text:style-name="T149"> DOM elem</text:span><text:span text:style-name="T155">é</text:span><text:span text:style-name="T149">t, hogy az töltse ki az egész képernyőt, és középre illesze be az üdvözlőképet. Létrejöttekor a widget beállítja az </text:span><text:span text:style-name="T74">onclick</text:span><text:span text:style-name="T149"> eseményét, mely </text:span><text:span text:style-name="T156">bekövetkezésére</text:span><text:span text:style-name="T149"> elhalványul, majd el </text:span><text:span text:style-name="T156">is </text:span><text:span text:style-name="T149">tűnik az üdvözlőképernyő. </text:span><text:span text:style-name="T150">Ekkor láthatóvá vál</text:span><text:span text:style-name="T157">nak</text:span><text:span text:style-name="T150"> az előbb létrehozott „Menu” - és „CenterWidget”-ek nézetei. A menüben betöltődés után aktivizálódik az első - „Browse” - menüpont. A menü példányosításakor megkapja a „</text:span><text:span text:style-name="T158">C</text:span><text:span text:style-name="T150">enter</text:span><text:span text:style-name="T158">W</text:span><text:span text:style-name="T150">idget” nézetét, ezáltal tudja beleilleszteni az általa létrehozott widgeteket. </text:span></text:p>
      <text:p text:style-name="P60"><text:span text:style-name="T150">Így történik ez a „Browse” menüpont alatt is, ami maga is egy widget, melynek neve „BrowseMenuWidget”. Ez </text:span><text:span text:style-name="T151">aktiválódásakor létrehoz a „CenterWidget”-ben két újabb widgetet. A bal oldalon látható listadobozt, mely neve „LeftMenuWidget”, </text:span><text:span text:style-name="T152">és a jobb oldalon található „WorkAreaWidget”-et. </text:span><text:span text:style-name="T153">A listadoboz létrejöttekor megkapja </text:span><text:soft-page-break/><text:span text:style-name="T153">paraméterként a jobb oldali widgetet, hogy később </text:span><text:span text:style-name="T154">annak nézetét </text:span><text:span text:style-name="T153">tudj</text:span><text:span text:style-name="T154">a manipulálni</text:span><text:span text:style-name="T153">. </text:span><text:span text:style-name="T159">A listadoboz létrehoz előbb egy inputmezőt, és „</text:span><text:span text:style-name="T160">+</text:span><text:span text:style-name="T159">” gombot, melynek </text:span><text:span text:style-name="T75">onclick</text:span><text:span text:style-name="T159"> eseményére az adatbázis hozzáadás műveletét köti. </text:span></text:p>
      <text:p text:style-name="P60"><text:span text:style-name="T159">Ezek után pedig felsorolásra kerülnek az egyes adatbázisok, melyek egy-egy listaelemet testesítenek meg a „LeftMenuElementWidget” segítségével. </text:span><text:span text:style-name="T160">Ennek a „LeftMenuElementView” a saját nézet modulja, mely kiírja az elem nevét, majd mellé rendel egy „-” gombot. A widget pedig a gomb </text:span><text:span text:style-name="T76">onclick</text:span><text:span text:style-name="T160"> eseményére az adatbázis törlés metódusát köti, az elem nevének </text:span><text:span text:style-name="T76">onclick</text:span><text:span text:style-name="T160"> eseménye pedig a kollekció lista nyitását eredményezi. </text:span><text:span text:style-name="T161">Ekkor a kollekciólista minden eleme a „LeftSubMenuElementWidget” egy példánya lett, melynek szintén a „LeftMenuElementView” a nézet modulja, </text:span><text:span text:style-name="T162">így megjelenésében tökéletes mása az adatbáziselemeknek. </text:span><text:span text:style-name="T163">A „-” gombjának </text:span><text:span text:style-name="T77">onclick</text:span><text:span text:style-name="T163"> eseménye az aktuális kollekciót törli, </text:span><text:span text:style-name="T165">a kollekció nevének hasonló eseménye pedig betölti a munkaterületre a kollekció összes dokumentumát. Ezek </text:span><text:span text:style-name="T163">a </text:span><text:span text:style-name="T165">metódusok természetesen a</text:span><text:span text:style-name="T163"> „LeftSubMenuElementWidget”-ben van</text:span><text:span text:style-name="T165">nak</text:span><text:span text:style-name="T163"> </text:span><text:span text:style-name="T164">definiálva. </text:span><text:span text:style-name="T184">A kollekciók felett szereplő inputmezővel pedig újabb kollekciót lehet felvinni - hasonlóképp az adatbázislistánál –, mely műveletet a „LeftMenuElementWidget” végez.</text:span></text:p>
      <text:p text:style-name="P60"><text:span text:style-name="T166">Ekkor a munkaterületen megjelent dokuntumlista a „DocListWidget” egy példánya. </text:span><text:span text:style-name="T168">Ez betölti a listáját, melynek minden eleme egy „DocWidget”, majd példányosít egy „DocSaverWidget”-et is, mely egy újabb dokumentum felvételére ad lehetőséget. </text:span><text:span text:style-name="T169">A „DocWidget” </text:span><text:span text:style-name="T170">a paraméterként kapott dokumentumot átadja a „DocView” nézetének, mely megjeleníti annak az _</text:span><text:span text:style-name="T78">id</text:span><text:span text:style-name="T170"> kulcs alatti hash értékét, és alá táblázatba rendezve létrehozza a dokumentum </text:span><text:span text:style-name="T171">kezelési felületét </text:span><text:span text:style-name="T174">csukott állapotban</text:span><text:span text:style-name="T171">. </text:span><text:span text:style-name="T172">A kulcs </text:span><text:span text:style-name="T79">onclick</text:span><text:span text:style-name="T172"> metódusa </text:span><text:span text:style-name="T173">lenyitja az alatta elhelyezkedő táblázatot. </text:span><text:span text:style-name="T175">Az utolsó sorban szereplő két „Save” és „Remove” gombok pedig egy „DocUpdaterWidget” és egy „DocRemoverWidget” DOM elemei. A </text:span><text:span text:style-name="T177">kattintásra</text:span><text:span text:style-name="T175"> a „DocUpdaterWidget” kéri le a táblázat input mezőinek aktuális tartalmát, majd küldi tovább a szervernek mentésre. </text:span><text:span text:style-name="T178">A „DocRemoverWidget”-nél sincs ez másképp, hiszen kattintásra kezdeményezi a szerveren a</text:span><text:span text:style-name="T179">z aktuális </text:span><text:span text:style-name="T178">dokumentum törlését. </text:span><text:span text:style-name="T180">A dokumentum táblázatban szerepelő „-” és „+” gombok csak a DOM manipulálására szolgálnak. </text:span><text:span text:style-name="T181">A dokumentum lista felett található „DocSaverWidget”</text:span><text:span text:style-name="T182">-nek a saját nézet modulja a „DocSaverView”, mely kirajzol egy táblázatot, inputmezőkkel. </text:span><text:span text:style-name="T183">Ahogy a „DocView”-nál, itt is a „+”, „-” gombok működtetése a nézetre tartozó logika. A widget csak a „Save” gomb </text:span><text:soft-page-break/><text:span text:style-name="T183">kattintására kötött eseményt kezeli, mely ekkor lekéri az aktuális elemeket a táblázatból és küldi azt mentésre a szervernek.</text:span></text:p>
      <text:p text:style-name="P80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melyet a „StatusView” - rekurzív feldolgozással – rajzol ki egy faszerkezetű listába.</text:p>
      <text:p text:style-name="P85"><text:span text:style-name="T185">Az MVC mintából nem hiányozhatnak a model elemek sem. </text:span><text:span text:style-name="T192">A kliens-oldali modellek pehelysúlyú modulok, mivel metódusaik jellemzően csak a egy kérést indítanak a szerver felé, ezzel kezdeményezve az erőforrás valamilyen módosítását.</text:span><text:span text:style-name="T185"> </text:span><text:span text:style-name="T194">A</text:span><text:span text:style-name="T185"> példa alkalmazásban – nem megszokott módon – csak egy model létezik, ami magát az adatbázist testesíti meg. Jobban körüljárva a témát </text:span><text:span text:style-name="T186">ez egy kézenfekvő döntésnek bizonyul, hiszen itt minden adat az adatbázisnak valamilyen jellemzője. </text:span><text:span text:style-name="T187">Persze lehetett volna még szofisztikáltabbá tenni a modellek listáját (pl.: „</text:span><text:span text:style-name="T188">Database</text:span><text:span text:style-name="T187">”, „</text:span><text:span text:style-name="T188">Collection</text:span><text:span text:style-name="T187">”, „</text:span><text:span text:style-name="T188">Document</text:span><text:span text:style-name="T187">”</text:span><text:span text:style-name="T188">), </text:span><text:span text:style-name="T189">de ezeknek meglehetősen kevés saját jellemzőjük van, </text:span><text:span text:style-name="T190">melyeket a widgetek már amúgy is ismernek. </text:span><text:span text:style-name="T191">Mindenesetre ezek szeparált kezélése egy továbbfejlesztési lehetőség.</text:span></text:p>
      <text:list xml:id="list1931767689" text:continue-numbering="true" text:style-name="WWNum12">
        <text:list-header>
          <text:h text:style-name="P94" text:outline-level="4">API <text:span text:style-name="T287">szolgáltatás</text:span></text:h>
        </text:list-header>
      </text:list>
      <text:p text:style-name="Standard"><text:span text:style-name="T243">// </text:span><text:span text:style-name="T246">TODO async mongoDB szerver.</text:span></text:p>
      <text:list xml:id="list1036173693786528207" text:style-name="WWNum13">
        <text:list-header>
          <text:h text:style-name="P107" text:outline-level="3"><text:bookmark-start text:name="__RefHeading__1685_822235083"/>2.4.<text:span text:style-name="T290">4</text:span>. Alkalmazás továbbfejlesztési lehetőségei<text:bookmark-end text:name="__RefHeading__1685_822235083"/></text:h>
        </text:list-header>
      </text:list>
      <text:h text:style-name="P14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 </text:span><text:span text:style-name="T7">Vizió </text:span><text:span text:style-name="T8">a kapcsolódó technológiák tükrében</text:span><text:bookmark-end text:name="__RefHeading__318_1588513907"/></text:h>
      <text:p text:style-name="P50"/>
      <text:h text:style-name="P9" text:outline-level="2"><text:bookmark-start text:name="__RefHeading__7996_1588513907"/>3.2 Megvalósítás problémái<text:bookmark-end text:name="__RefHeading__7996_1588513907"/></text:h>
      <text:p text:style-name="Standard"/>
      <text:h text:style-name="P108" text:outline-level="3"><text:bookmark-start text:name="__RefHeading__7998_1588513907"/>3.2.1. Modulrendszer felépítése<text:bookmark-end text:name="__RefHeading__7998_1588513907"/></text:h>
      <text:p text:style-name="Standard"/>
      <text:h text:style-name="P95" text:outline-level="4"><text:soft-page-break/>NodeJS module kezelése</text:h>
      <text:p text:style-name="Standard"/>
      <text:h text:style-name="P96" text:outline-level="4">Saját modul kezelés</text:h>
      <text:p text:style-name="P49">// <text:span text:style-name="T288">TODO elforkolt repository</text:span></text:p>
      <text:h text:style-name="P95" text:outline-level="4">Szerver-oldal</text:h>
      <text:p text:style-name="Standard"/>
      <text:h text:style-name="P95" text:outline-level="4">Kliens-oldal</text:h>
      <text:p text:style-name="Standard"/>
      <text:h text:style-name="P109" text:outline-level="3"><text:bookmark-start text:name="__RefHeading__8000_1588513907"/>3.2.2. API felépítés<text:bookmark-end text:name="__RefHeading__8000_1588513907"/></text:h>
      <text:p text:style-name="Standard"/>
      <text:h text:style-name="P97" text:outline-level="4">Keretrendszer támogatása azAPI felépítéshez</text:h>
      <text:p text:style-name="P49"/>
      <text:h text:style-name="P98" text:outline-level="4"><text:span text:style-name="T246">Működés, összhang, </text:span><text:span text:style-name="T247">korlátok</text:span></text:h>
      <text:p text:style-name="P51"/>
      <text:h text:style-name="P10" text:outline-level="2"><text:bookmark-start text:name="__RefHeading__8002_1588513907"/>3.3. Modulok ismertetése<text:bookmark-end text:name="__RefHeading__8002_1588513907"/></text:h>
      <text:p text:style-name="Standard"/>
      <text:h text:style-name="P103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52"/>
      <text:p text:style-name="P22">Apikhoz illeszkedik.</text:p>
      <text:h text:style-name="P104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53"/>
      <text:h text:style-name="P104" text:outline-level="3"><text:bookmark-start text:name="__RefHeading__8008_1588513907"/><text:span text:style-name="T10">3.3.</text:span><text:span text:style-name="T11">3</text:span><text:span text:style-name="T10">. Logikai csomagok</text:span><text:bookmark-end text:name="__RefHeading__8008_1588513907"/></text:h>
      <text:p text:style-name="P53"/>
      <text:h text:style-name="P12" text:outline-level="2"><text:bookmark-start text:name="__RefHeading__1687_822235083"/>3.4. Fejlesztéshez használt technológiák, módszerek<text:bookmark-end text:name="__RefHeading__1687_822235083"/></text:h>
      <text:p text:style-name="P63">// TODO eclipse, smargit, github, camelCase, minden...</text:p>
      <text:h text:style-name="P11" text:outline-level="2"><text:bookmark-start text:name="__RefHeading__8010_1588513907"/><text:soft-page-break/><text:span text:style-name="T9">3.</text:span><text:span text:style-name="T289">5</text:span><text:span text:style-name="T9">. További fejlesztési lehetőségek</text:span><text:bookmark-end text:name="__RefHeading__8010_1588513907"/></text:h>
      <text:p text:style-name="P54"/>
      <text:h text:style-name="Heading_20_1" text:outline-level="1"><text:span text:style-name="T210">4</text:span>. Tesztelés</text:h>
      <text:p text:style-name="P61">// <text:span text:style-name="T292">TODO selenium ide-vel sok adatos tesztelés? </text:span><text:span text:style-name="T293">+kéééépek</text:span></text:p>
      <text:p text:style-name="P61"><text:span text:style-name="T292">// TODO </text:span><text:span text:style-name="T294">JSLINT!!!!</text:span><text:span text:style-name="T292"> </text:span></text:p>
      <text:p text:style-name="P55">// TODO képernyőképekkel tarkított „idekatt – odakatt” lista.</text:p>
      <text:p text:style-name="P54"/>
      <text:h text:style-name="Heading_20_1" text:outline-level="1"><text:bookmark-start text:name="__RefHeading__1892_276372136"/><text:span text:style-name="T291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333</meta:editing-cycles>
    <meta:creation-date>2013-12-19T23:43:00</meta:creation-date>
    <dc:date>2014-05-10T18:00:14</dc:date>
    <meta:editing-duration>P1DT7H13M30S</meta:editing-duration>
    <meta:generator>LibreOffice/4.0.2.2$Linux_X86_64 LibreOffice_project/400m0$Build-2</meta:generator>
    <meta:document-statistic meta:table-count="1" meta:image-count="1" meta:object-count="0" meta:page-count="18" meta:paragraph-count="155" meta:word-count="3801" meta:character-count="28683" meta:non-whitespace-character-count="250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